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4ad39"/>
    </style:style>
    <style:style style:name="P31" style:family="paragraph" style:parent-style-name="Text_20_body">
      <style:text-properties officeooo:paragraph-rsid="13fa75ab"/>
    </style:style>
    <style:style style:name="P32" style:family="paragraph" style:parent-style-name="Text_20_body">
      <style:text-properties officeooo:paragraph-rsid="140212b9"/>
    </style:style>
    <style:style style:name="P33" style:family="paragraph" style:parent-style-name="Text_20_body">
      <style:text-properties officeooo:paragraph-rsid="1409c797"/>
    </style:style>
    <style:style style:name="P34" style:family="paragraph" style:parent-style-name="Text_20_body">
      <style:text-properties officeooo:paragraph-rsid="140e2475"/>
    </style:style>
    <style:style style:name="P35" style:family="paragraph" style:parent-style-name="Text_20_body">
      <style:text-properties officeooo:paragraph-rsid="140fd384"/>
    </style:style>
    <style:style style:name="P36" style:family="paragraph" style:parent-style-name="Text_20_body">
      <style:text-properties officeooo:paragraph-rsid="1410b9d9"/>
    </style:style>
    <style:style style:name="P37" style:family="paragraph" style:parent-style-name="Text_20_body">
      <style:text-properties officeooo:paragraph-rsid="141a52ef"/>
    </style:style>
    <style:style style:name="P38" style:family="paragraph" style:parent-style-name="Text_20_body">
      <style:text-properties officeooo:paragraph-rsid="141b39a7"/>
    </style:style>
    <style:style style:name="P39" style:family="paragraph" style:parent-style-name="Text_20_body">
      <style:text-properties officeooo:paragraph-rsid="141dc851"/>
    </style:style>
    <style:style style:name="P40" style:family="paragraph" style:parent-style-name="Text_20_body">
      <style:text-properties officeooo:paragraph-rsid="1421fe84"/>
    </style:style>
    <style:style style:name="P41" style:family="paragraph" style:parent-style-name="Text_20_body">
      <style:text-properties officeooo:paragraph-rsid="1422c2eb"/>
    </style:style>
    <style:style style:name="P42" style:family="paragraph" style:parent-style-name="Text_20_body">
      <style:text-properties officeooo:paragraph-rsid="14248571"/>
    </style:style>
    <style:style style:name="P43" style:family="paragraph" style:parent-style-name="Text_20_body">
      <style:text-properties officeooo:paragraph-rsid="142e2755"/>
    </style:style>
    <style:style style:name="P44" style:family="paragraph" style:parent-style-name="Text_20_body">
      <style:text-properties officeooo:paragraph-rsid="143063e7"/>
    </style:style>
    <style:style style:name="P45" style:family="paragraph" style:parent-style-name="Text_20_body">
      <style:text-properties officeooo:paragraph-rsid="1433f1bc"/>
    </style:style>
    <style:style style:name="P46" style:family="paragraph" style:parent-style-name="Text_20_body">
      <style:text-properties officeooo:paragraph-rsid="1438ef94"/>
    </style:style>
    <style:style style:name="P47" style:family="paragraph" style:parent-style-name="Text_20_body">
      <style:text-properties officeooo:paragraph-rsid="143ab7c0"/>
    </style:style>
    <style:style style:name="P48" style:family="paragraph" style:parent-style-name="Text_20_body">
      <style:text-properties officeooo:paragraph-rsid="1440d3e0"/>
    </style:style>
    <style:style style:name="P49" style:family="paragraph" style:parent-style-name="Text_20_body">
      <style:text-properties officeooo:paragraph-rsid="14423419"/>
    </style:style>
    <style:style style:name="P50" style:family="paragraph" style:parent-style-name="Text_20_body">
      <style:text-properties officeooo:paragraph-rsid="144805a2"/>
    </style:style>
    <style:style style:name="P51" style:family="paragraph" style:parent-style-name="Text_20_body">
      <style:text-properties officeooo:paragraph-rsid="1449e084"/>
    </style:style>
    <style:style style:name="P52" style:family="paragraph" style:parent-style-name="Text_20_body">
      <style:text-properties officeooo:rsid="144dfd3b" officeooo:paragraph-rsid="144dfd3b"/>
    </style:style>
    <style:style style:name="P53" style:family="paragraph" style:parent-style-name="Text_20_body">
      <style:text-properties officeooo:rsid="144f57fb" officeooo:paragraph-rsid="144f57fb"/>
    </style:style>
    <style:style style:name="P54" style:family="paragraph" style:parent-style-name="Text_20_body">
      <style:text-properties officeooo:paragraph-rsid="1451c0f4"/>
    </style:style>
    <style:style style:name="P55" style:family="paragraph" style:parent-style-name="Text_20_body">
      <style:text-properties officeooo:paragraph-rsid="14620905"/>
    </style:style>
    <style:style style:name="P56" style:family="paragraph" style:parent-style-name="Text_20_body">
      <style:text-properties officeooo:paragraph-rsid="146fcdea"/>
    </style:style>
    <style:style style:name="P57" style:family="paragraph" style:parent-style-name="Text_20_body">
      <style:text-properties officeooo:rsid="1473e9d3" officeooo:paragraph-rsid="1473e9d3"/>
    </style:style>
    <style:style style:name="P58" style:family="paragraph" style:parent-style-name="Text_20_body">
      <style:text-properties officeooo:rsid="1ce5f75b" officeooo:paragraph-rsid="1473e9d3"/>
    </style:style>
    <style:style style:name="P59" style:family="paragraph" style:parent-style-name="Text_20_body">
      <style:text-properties officeooo:rsid="1cd0161a" officeooo:paragraph-rsid="1473e9d3"/>
    </style:style>
    <style:style style:name="P60" style:family="paragraph" style:parent-style-name="Standard">
      <style:paragraph-properties fo:text-align="center" style:justify-single-word="false"/>
      <style:text-properties officeooo:rsid="057aae1d" officeooo:paragraph-rsid="057aae1d"/>
    </style:style>
    <style:style style:name="P61"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6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3"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64"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65"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66" style:family="paragraph" style:parent-style-name="Example_20_Header">
      <style:text-properties officeooo:paragraph-rsid="0ce95318"/>
    </style:style>
    <style:style style:name="P67" style:family="paragraph" style:parent-style-name="Standard">
      <style:paragraph-properties fo:text-align="center" style:justify-single-word="false" fo:break-before="page"/>
    </style:style>
    <style:style style:name="P68" style:family="paragraph" style:parent-style-name="Contents_20_2">
      <style:paragraph-properties>
        <style:tab-stops>
          <style:tab-stop style:position="14.801cm" style:type="right" style:leader-style="dotted" style:leader-text="."/>
        </style:tab-stops>
      </style:paragraph-properties>
    </style:style>
    <style:style style:name="P69" style:family="paragraph" style:parent-style-name="Contents_20_3">
      <style:paragraph-properties>
        <style:tab-stops>
          <style:tab-stop style:position="14.801cm" style:type="right" style:leader-style="dotted" style:leader-text="."/>
        </style:tab-stops>
      </style:paragraph-properties>
    </style:style>
    <style:style style:name="P70" style:family="paragraph" style:parent-style-name="Contents_20_4">
      <style:paragraph-properties>
        <style:tab-stops>
          <style:tab-stop style:position="14.801cm" style:type="right" style:leader-style="dotted" style:leader-text="."/>
        </style:tab-stops>
      </style:paragraph-properties>
    </style:style>
    <style:style style:name="P71" style:family="paragraph" style:parent-style-name="Contents_20_1">
      <style:paragraph-properties>
        <style:tab-stops>
          <style:tab-stop style:position="14.801cm" style:type="right" style:leader-style="dotted" style:leader-text="."/>
        </style:tab-stops>
      </style:paragraph-properties>
    </style:style>
    <style:style style:name="P72" style:family="paragraph" style:parent-style-name="Heading_20_3">
      <style:text-properties officeooo:rsid="13eb5560" officeooo:paragraph-rsid="13eb5560"/>
    </style:style>
    <style:style style:name="P73" style:family="paragraph" style:parent-style-name="Heading_20_4">
      <style:text-properties officeooo:rsid="10f18885" officeooo:paragraph-rsid="127e6672"/>
    </style:style>
    <style:style style:name="P74" style:family="paragraph" style:parent-style-name="Heading_20_4">
      <style:text-properties officeooo:paragraph-rsid="127e6672"/>
    </style:style>
    <style:style style:name="P75" style:family="paragraph" style:parent-style-name="Heading_20_4">
      <style:text-properties style:text-line-through-style="solid" style:text-line-through-type="single" officeooo:paragraph-rsid="127e6672"/>
    </style:style>
    <style:style style:name="P76" style:family="paragraph" style:parent-style-name="Heading_20_1">
      <style:text-properties officeooo:paragraph-rsid="144805a2"/>
    </style:style>
    <style:style style:name="P77" style:family="paragraph" style:parent-style-name="Text_20_body" style:master-page-name="Standard">
      <style:paragraph-properties style:page-number="auto"/>
      <style:text-properties officeooo:rsid="0f755768" officeooo:paragraph-rsid="0f755768"/>
    </style:style>
    <style:style style:name="P78" style:family="paragraph" style:parent-style-name="Text_20_body" style:list-style-name="L1">
      <style:text-properties officeooo:paragraph-rsid="13f939e0"/>
    </style:style>
    <style:style style:name="P79" style:family="paragraph" style:parent-style-name="Text_20_body" style:list-style-name="L2">
      <style:text-properties officeooo:paragraph-rsid="141409e1"/>
    </style:style>
    <style:style style:name="P80" style:family="paragraph" style:parent-style-name="Text_20_body" style:list-style-name="L2">
      <style:text-properties officeooo:paragraph-rsid="145d7a2c"/>
    </style:style>
    <style:style style:name="P81" style:family="paragraph" style:parent-style-name="Text_20_body" style:list-style-name="L2">
      <style:text-properties officeooo:paragraph-rsid="146c037d"/>
    </style:style>
    <style:style style:name="P82" style:family="paragraph" style:parent-style-name="Text_20_body" style:list-style-name="L2">
      <style:text-properties officeooo:paragraph-rsid="145e2757"/>
    </style:style>
    <style:style style:name="P83" style:family="paragraph" style:parent-style-name="Text_20_body" style:list-style-name="L2">
      <style:text-properties officeooo:paragraph-rsid="146f2ec4"/>
    </style:style>
    <style:style style:name="P84" style:family="paragraph" style:parent-style-name="Text_20_body" style:list-style-name="L3">
      <style:text-properties officeooo:paragraph-rsid="1459bd31"/>
    </style:style>
    <style:style style:name="P85" style:family="paragraph" style:parent-style-name="Text_20_body" style:list-style-name="L3">
      <style:text-properties officeooo:paragraph-rsid="1468163e"/>
    </style:style>
    <style:style style:name="P86" style:family="paragraph" style:parent-style-name="Text_20_body" style:list-style-name="L3">
      <style:text-properties officeooo:paragraph-rsid="146a71c5"/>
    </style:style>
    <style:style style:name="P87" style:family="paragraph" style:parent-style-name="Text_20_body" style:list-style-name="L3">
      <style:text-properties officeooo:paragraph-rsid="145b9382"/>
    </style:style>
    <style:style style:name="P88" style:family="paragraph" style:parent-style-name="Text_20_body" style:list-style-name="L3">
      <style:text-properties officeooo:paragraph-rsid="1466f027"/>
    </style:style>
    <style:style style:name="P89" style:family="paragraph" style:parent-style-name="Text_20_body" style:list-style-name="L3">
      <style:text-properties officeooo:paragraph-rsid="1464327e"/>
    </style:style>
    <style:style style:name="P90" style:family="paragraph" style:parent-style-name="Text_20_body" style:list-style-name="L3">
      <style:text-properties officeooo:paragraph-rsid="1460901b"/>
    </style:style>
    <style:style style:name="P91" style:family="paragraph" style:parent-style-name="Text_20_body" style:list-style-name="L3">
      <style:text-properties officeooo:paragraph-rsid="145f383a"/>
    </style:style>
    <style:style style:name="P92" style:family="paragraph" style:parent-style-name="Text_20_body" style:list-style-name="L4">
      <style:text-properties officeooo:paragraph-rsid="14620905"/>
    </style:style>
    <style:style style:name="P93" style:family="paragraph" style:parent-style-name="Text_20_body" style:list-style-name="L4">
      <style:text-properties officeooo:paragraph-rsid="14655248"/>
    </style:style>
    <style:style style:name="P94" style:family="paragraph" style:parent-style-name="Text_20_body" style:list-style-name="L5">
      <style:text-properties officeooo:paragraph-rsid="14438582"/>
    </style:style>
    <style:style style:name="P95" style:family="paragraph" style:parent-style-name="Text_20_body" style:list-style-name="L5">
      <style:text-properties officeooo:paragraph-rsid="14451c91"/>
    </style:style>
    <style:style style:name="P96" style:family="paragraph" style:parent-style-name="Text_20_body" style:list-style-name="L5">
      <style:text-properties officeooo:paragraph-rsid="144cc974"/>
    </style:style>
    <style:style style:name="P97" style:family="paragraph" style:parent-style-name="Text_20_body" style:list-style-name="L5">
      <style:text-properties officeooo:paragraph-rsid="144d8b97"/>
    </style:style>
    <style:style style:name="P98" style:family="paragraph" style:parent-style-name="Text_20_body" style:list-style-name="L6">
      <style:text-properties officeooo:paragraph-rsid="14267bb7"/>
    </style:style>
    <style:style style:name="P99" style:family="paragraph" style:parent-style-name="Text_20_body" style:list-style-name="L6">
      <style:text-properties officeooo:paragraph-rsid="142621fb"/>
    </style:style>
    <style:style style:name="P100" style:family="paragraph" style:parent-style-name="Text_20_body" style:list-style-name="L6">
      <style:text-properties officeooo:paragraph-rsid="1428ba5c"/>
    </style:style>
    <style:style style:name="P101" style:family="paragraph" style:parent-style-name="Text_20_body" style:list-style-name="L7">
      <style:text-properties officeooo:paragraph-rsid="13fdbc01"/>
    </style:style>
    <style:style style:name="P102" style:family="paragraph" style:parent-style-name="Text_20_body" style:list-style-name="L7">
      <style:text-properties officeooo:paragraph-rsid="13fece48"/>
    </style:style>
    <style:style style:name="P103" style:family="paragraph" style:parent-style-name="Text_20_body" style:list-style-name="L7">
      <style:text-properties officeooo:paragraph-rsid="141fff7d"/>
    </style:style>
    <style:style style:name="P104" style:family="paragraph" style:parent-style-name="Text_20_body" style:list-style-name="L7">
      <style:text-properties officeooo:paragraph-rsid="140097fd"/>
    </style:style>
    <style:style style:name="P105" style:family="paragraph" style:parent-style-name="Text_20_body" style:list-style-name="L8">
      <style:text-properties officeooo:paragraph-rsid="140212b9"/>
    </style:style>
    <style:style style:name="P106" style:family="paragraph" style:parent-style-name="Text_20_body" style:list-style-name="L9">
      <style:text-properties officeooo:paragraph-rsid="1435385a"/>
    </style:style>
    <style:style style:name="P107" style:family="paragraph" style:parent-style-name="Text_20_body" style:list-style-name="L10">
      <style:text-properties officeooo:paragraph-rsid="1434c972"/>
    </style:style>
    <style:style style:name="P108" style:family="paragraph" style:parent-style-name="Text_20_body" style:list-style-name="L10">
      <style:text-properties officeooo:paragraph-rsid="1437d6b8"/>
    </style:style>
    <style:style style:name="P109" style:family="paragraph" style:parent-style-name="Text_20_body" style:list-style-name="L10">
      <style:text-properties officeooo:paragraph-rsid="14384ae8"/>
    </style:style>
    <style:style style:name="P110" style:family="paragraph" style:parent-style-name="Text_20_body" style:list-style-name="L11">
      <style:text-properties officeooo:paragraph-rsid="143ab7c0"/>
    </style:style>
    <style:style style:name="P111" style:family="paragraph" style:parent-style-name="Text_20_body" style:list-style-name="L11">
      <style:text-properties officeooo:paragraph-rsid="143ac549"/>
    </style:style>
    <style:style style:name="P112" style:family="paragraph" style:parent-style-name="Text_20_body" style:list-style-name="L11">
      <style:text-properties officeooo:paragraph-rsid="143cd6b4"/>
    </style:style>
    <style:style style:name="P113" style:family="paragraph" style:parent-style-name="Text_20_body" style:list-style-name="L11">
      <style:text-properties officeooo:paragraph-rsid="143e921e"/>
    </style:style>
    <style:style style:name="P114" style:family="paragraph" style:parent-style-name="Text_20_body" style:list-style-name="L12">
      <style:text-properties officeooo:paragraph-rsid="14423419"/>
    </style:style>
    <style:style style:name="P115" style:family="paragraph" style:parent-style-name="Text_20_body" style:list-style-name="L13"/>
    <style:style style:name="P116" style:family="paragraph" style:parent-style-name="Text_20_body" style:list-style-name="L13">
      <style:text-properties officeooo:paragraph-rsid="141ec1eb"/>
    </style:style>
    <style:style style:name="P117" style:family="paragraph" style:parent-style-name="Text_20_body" style:list-style-name="L14">
      <style:text-properties officeooo:paragraph-rsid="143063e7"/>
    </style:style>
    <style:style style:name="P118" style:family="paragraph" style:parent-style-name="Text_20_body" style:list-style-name="L15">
      <style:text-properties officeooo:paragraph-rsid="1451c0f4"/>
    </style:style>
    <style:style style:name="P119" style:family="paragraph" style:parent-style-name="Text_20_body" style:list-style-name="L15">
      <style:text-properties officeooo:paragraph-rsid="14532e9d"/>
    </style:style>
    <style:style style:name="P120" style:family="paragraph" style:parent-style-name="Text_20_body" style:list-style-name="L15">
      <style:text-properties officeooo:paragraph-rsid="1453f1c2"/>
    </style:style>
    <style:style style:name="P121" style:family="paragraph" style:parent-style-name="Text_20_body" style:list-style-name="L15">
      <style:text-properties officeooo:paragraph-rsid="1454433a"/>
    </style:style>
    <style:style style:name="P122" style:family="paragraph" style:parent-style-name="Text_20_body" style:list-style-name="L15">
      <style:text-properties officeooo:paragraph-rsid="14547123"/>
    </style:style>
    <style:style style:name="P123" style:family="paragraph" style:parent-style-name="Text_20_body" style:list-style-name="L15">
      <style:text-properties officeooo:paragraph-rsid="1454aeb3"/>
    </style:style>
    <style:style style:name="P124"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25" style:family="paragraph" style:parent-style-name="Text_20_body" style:list-style-name="L16">
      <style:text-properties officeooo:rsid="1ce7ea43" officeooo:paragraph-rsid="1473e9d3"/>
    </style:style>
    <style:style style:name="P126" style:family="paragraph" style:parent-style-name="Text_20_body" style:list-style-name="L17">
      <style:text-properties officeooo:rsid="1ccd2e54" officeooo:paragraph-rsid="1473e9d3"/>
    </style:style>
    <style:style style:name="P127" style:family="paragraph" style:parent-style-name="Text_20_body" style:list-style-name="L17">
      <style:text-properties officeooo:rsid="1cd0161a" officeooo:paragraph-rsid="1473e9d3" fo:background-color="transparent"/>
    </style:style>
    <style:style style:name="P128" style:family="paragraph" style:parent-style-name="Text_20_body" style:list-style-name="L18">
      <style:text-properties officeooo:paragraph-rsid="127e6672"/>
    </style:style>
    <style:style style:name="P129" style:family="paragraph" style:parent-style-name="Text_20_body" style:list-style-name="L18">
      <style:text-properties fo:language="cs" fo:country="CZ" officeooo:rsid="1106777c" officeooo:paragraph-rsid="127e6672"/>
    </style:style>
    <style:style style:name="P130" style:family="paragraph" style:parent-style-name="Text_20_body" style:list-style-name="L18">
      <style:text-properties officeooo:rsid="11090e95" officeooo:paragraph-rsid="127e6672"/>
    </style:style>
    <style:style style:name="P131" style:family="paragraph" style:parent-style-name="Text_20_body" style:list-style-name="L18">
      <style:text-properties officeooo:rsid="110bf2e3" officeooo:paragraph-rsid="127e6672"/>
    </style:style>
    <style:style style:name="P132" style:family="paragraph" style:parent-style-name="Text_20_body" style:list-style-name="L18">
      <style:text-properties officeooo:rsid="110de6b6" officeooo:paragraph-rsid="127e6672"/>
    </style:style>
    <style:style style:name="P133" style:family="paragraph" style:parent-style-name="Text_20_body" style:list-style-name="L18">
      <style:text-properties officeooo:rsid="11135c2e" officeooo:paragraph-rsid="127e6672"/>
    </style:style>
    <style:style style:name="P134" style:family="paragraph" style:parent-style-name="Text_20_body" style:list-style-name="L18">
      <style:text-properties officeooo:rsid="1116b9b5" officeooo:paragraph-rsid="127e6672"/>
    </style:style>
    <style:style style:name="P135" style:family="paragraph" style:parent-style-name="Text_20_body" style:list-style-name="L18">
      <style:text-properties officeooo:rsid="111872d3" officeooo:paragraph-rsid="127e6672"/>
    </style:style>
    <style:style style:name="P136" style:family="paragraph" style:parent-style-name="Text_20_body" style:list-style-name="L18">
      <style:text-properties officeooo:rsid="111dc4f9" officeooo:paragraph-rsid="127e6672"/>
    </style:style>
    <style:style style:name="P137" style:family="paragraph" style:parent-style-name="Text_20_body" style:list-style-name="L19">
      <style:text-properties officeooo:rsid="13bb2325" officeooo:paragraph-rsid="13bb2325"/>
    </style:style>
    <style:style style:name="P138" style:family="paragraph" style:parent-style-name="Text_20_body" style:list-style-name="L20">
      <style:text-properties officeooo:rsid="13bd89c3" officeooo:paragraph-rsid="13bd89c3"/>
    </style:style>
    <style:style style:name="P139" style:family="paragraph" style:parent-style-name="Text_20_body" style:list-style-name="L20">
      <style:text-properties officeooo:rsid="13bf9af6" officeooo:paragraph-rsid="13bf9af6"/>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style:text-underline-style="none" style:font-style-asian="italic" style:font-style-complex="italic"/>
    </style:style>
    <style:style style:name="T77" style:family="text">
      <style:text-properties fo:font-style="italic" style:text-underline-style="none" officeooo:rsid="1d751c99" style:font-style-asian="italic" style:font-style-complex="italic"/>
    </style:style>
    <style:style style:name="T78" style:family="text">
      <style:text-properties fo:font-style="italic" style:text-underline-style="none" officeooo:rsid="1ced15ce" style:font-style-asian="italic" style:font-style-complex="italic"/>
    </style:style>
    <style:style style:name="T79" style:family="text">
      <style:text-properties fo:font-style="italic" style:text-underline-style="none" officeooo:rsid="1cef5755" style:font-style-asian="italic" style:font-style-complex="italic"/>
    </style:style>
    <style:style style:name="T80" style:family="text">
      <style:text-properties fo:font-style="italic" style:text-underline-style="none" officeooo:rsid="1ceb219c" style:font-style-asian="italic" style:font-style-complex="italic"/>
    </style:style>
    <style:style style:name="T81" style:family="text">
      <style:text-properties fo:font-style="italic" style:text-underline-style="none" officeooo:rsid="1cd2d849" style:font-style-asian="italic" style:font-style-complex="italic"/>
    </style:style>
    <style:style style:name="T82" style:family="text">
      <style:text-properties fo:font-style="italic" style:text-underline-style="none" officeooo:rsid="1cd0a72c" style:font-style-asian="italic" style:font-style-complex="italic"/>
    </style:style>
    <style:style style:name="T83" style:family="text">
      <style:text-properties fo:font-style="italic" style:text-underline-style="none" officeooo:rsid="1cd235c1" style:font-style-asian="italic" style:font-style-complex="italic"/>
    </style:style>
    <style:style style:name="T84" style:family="text">
      <style:text-properties fo:font-style="italic" style:text-underline-style="none" officeooo:rsid="1ccd2e54" style:font-style-asian="italic" style:font-style-complex="italic"/>
    </style:style>
    <style:style style:name="T85" style:family="text">
      <style:text-properties fo:font-style="italic" style:text-underline-style="none" officeooo:rsid="1ccdf503" style:font-style-asian="italic" style:font-style-complex="italic"/>
    </style:style>
    <style:style style:name="T86" style:family="text">
      <style:text-properties fo:font-style="italic" style:text-underline-style="none" officeooo:rsid="1ccfd19f" style:font-style-asian="italic" style:font-style-complex="italic"/>
    </style:style>
    <style:style style:name="T87" style:family="text">
      <style:text-properties fo:font-style="italic" style:text-underline-style="none" officeooo:rsid="1cd017e0" style:font-style-asian="italic" style:font-style-complex="italic"/>
    </style:style>
    <style:style style:name="T88" style:family="text">
      <style:text-properties fo:font-style="italic" style:text-underline-style="none" officeooo:rsid="14750271" style:font-style-asian="italic" style:font-style-complex="italic"/>
    </style:style>
    <style:style style:name="T89" style:family="text">
      <style:text-properties fo:font-style="italic" style:text-underline-style="none" officeooo:rsid="1475338d" style:font-style-asian="italic" style:font-style-complex="italic"/>
    </style:style>
    <style:style style:name="T90" style:family="text">
      <style:text-properties fo:font-style="italic" style:text-underline-style="none" officeooo:rsid="1475ab5f" style:font-style-asian="italic" style:font-style-complex="italic"/>
    </style:style>
    <style:style style:name="T91" style:family="text">
      <style:text-properties fo:font-style="italic" style:text-underline-style="none" officeooo:rsid="14762af0" style:font-style-asian="italic" style:font-style-complex="italic"/>
    </style:style>
    <style:style style:name="T92" style:family="text">
      <style:text-properties fo:font-style="italic" style:text-underline-style="none" officeooo:rsid="14764473" style:font-style-asian="italic" style:font-style-complex="italic"/>
    </style:style>
    <style:style style:name="T93" style:family="text">
      <style:text-properties fo:font-style="italic" style:text-underline-style="none" officeooo:rsid="1477ad07" style:font-style-asian="italic" style:font-style-complex="italic"/>
    </style:style>
    <style:style style:name="T94" style:family="text">
      <style:text-properties fo:font-style="italic" style:text-underline-style="none" officeooo:rsid="14795a20" style:font-style-asian="italic" style:font-style-complex="italic"/>
    </style:style>
    <style:style style:name="T95" style:family="text">
      <style:text-properties officeooo:rsid="11686322"/>
    </style:style>
    <style:style style:name="T96" style:family="text">
      <style:text-properties fo:font-style="normal" style:font-style-asian="normal" style:font-style-complex="normal"/>
    </style:style>
    <style:style style:name="T97" style:family="text">
      <style:text-properties fo:font-style="normal" officeooo:rsid="11d1379e" style:font-style-asian="normal" style:font-style-complex="normal"/>
    </style:style>
    <style:style style:name="T98" style:family="text">
      <style:text-properties fo:font-style="normal" officeooo:rsid="11d220d8" style:font-style-asian="normal" style:font-style-complex="normal"/>
    </style:style>
    <style:style style:name="T99" style:family="text">
      <style:text-properties fo:font-style="normal" officeooo:rsid="11d71079" style:font-style-asian="normal" style:font-style-complex="normal"/>
    </style:style>
    <style:style style:name="T100" style:family="text">
      <style:text-properties fo:font-style="normal" officeooo:rsid="11d86d12" style:font-style-asian="normal" style:font-style-complex="normal"/>
    </style:style>
    <style:style style:name="T101" style:family="text">
      <style:text-properties fo:font-style="normal" officeooo:rsid="11d89034" style:font-style-asian="normal" style:font-style-complex="normal"/>
    </style:style>
    <style:style style:name="T102" style:family="text">
      <style:text-properties fo:font-style="normal" officeooo:rsid="12303c78" style:font-style-asian="normal" style:font-style-complex="normal"/>
    </style:style>
    <style:style style:name="T103" style:family="text">
      <style:text-properties fo:font-style="normal" officeooo:rsid="1234bb9c" style:font-style-asian="normal" style:font-style-complex="normal"/>
    </style:style>
    <style:style style:name="T104" style:family="text">
      <style:text-properties fo:font-style="normal" fo:font-weight="bold" officeooo:rsid="13edf8ba" style:font-style-asian="normal" style:font-weight-asian="bold" style:font-style-complex="normal" style:font-weight-complex="bold"/>
    </style:style>
    <style:style style:name="T105" style:family="text">
      <style:text-properties fo:font-style="normal" fo:font-weight="bold" officeooo:rsid="13ef6186" style:font-style-asian="normal" style:font-weight-asian="bold" style:font-style-complex="normal" style:font-weight-complex="bold"/>
    </style:style>
    <style:style style:name="T106" style:family="text">
      <style:text-properties fo:font-style="normal" fo:font-weight="bold" officeooo:rsid="13f157f7" style:font-style-asian="normal" style:font-weight-asian="bold" style:font-style-complex="normal" style:font-weight-complex="bold"/>
    </style:style>
    <style:style style:name="T107" style:family="text">
      <style:text-properties fo:font-style="normal" fo:font-weight="bold" officeooo:rsid="13f2b315" style:font-style-asian="normal" style:font-weight-asian="bold" style:font-style-complex="normal" style:font-weight-complex="bold"/>
    </style:style>
    <style:style style:name="T108" style:family="text">
      <style:text-properties officeooo:rsid="11d534eb"/>
    </style:style>
    <style:style style:name="T109" style:family="text">
      <style:text-properties officeooo:rsid="11489716"/>
    </style:style>
    <style:style style:name="T110" style:family="text">
      <style:text-properties officeooo:rsid="123ccd20"/>
    </style:style>
    <style:style style:name="T111" style:family="text">
      <style:text-properties officeooo:rsid="124053fc"/>
    </style:style>
    <style:style style:name="T112" style:family="text">
      <style:text-properties officeooo:rsid="126b4512"/>
    </style:style>
    <style:style style:name="T113" style:family="text">
      <style:text-properties officeooo:rsid="13bdac2f"/>
    </style:style>
    <style:style style:name="T114" style:family="text">
      <style:text-properties officeooo:rsid="13c03773"/>
    </style:style>
    <style:style style:name="T115" style:family="text">
      <style:text-properties officeooo:rsid="13dcd4ac"/>
    </style:style>
    <style:style style:name="T116" style:family="text">
      <style:text-properties officeooo:rsid="13eb5560"/>
    </style:style>
    <style:style style:name="T117" style:family="text">
      <style:text-properties officeooo:rsid="13ebe81d"/>
    </style:style>
    <style:style style:name="T118" style:family="text">
      <style:text-properties fo:font-size="12pt" officeooo:rsid="07a6c582" style:font-size-asian="12pt" style:font-size-complex="12pt"/>
    </style:style>
    <style:style style:name="T119" style:family="text">
      <style:text-properties fo:font-size="12pt" officeooo:rsid="0ce63539" style:font-size-asian="12pt" style:font-size-complex="12pt"/>
    </style:style>
    <style:style style:name="T120" style:family="text">
      <style:text-properties officeooo:rsid="13ed0580"/>
    </style:style>
    <style:style style:name="T121" style:family="text">
      <style:text-properties fo:font-weight="normal" style:font-weight-asian="normal" style:font-weight-complex="normal"/>
    </style:style>
    <style:style style:name="T122" style:family="text">
      <style:text-properties fo:font-weight="normal" officeooo:rsid="13f8f4d2" style:font-weight-asian="normal" style:font-weight-complex="normal"/>
    </style:style>
    <style:style style:name="T123" style:family="text">
      <style:text-properties fo:font-weight="normal" officeooo:rsid="13f939e0" style:font-weight-asian="normal" style:font-weight-complex="normal"/>
    </style:style>
    <style:style style:name="T124" style:family="text">
      <style:text-properties fo:font-weight="normal" officeooo:rsid="13fa75ab" style:font-weight-asian="normal" style:font-weight-complex="normal"/>
    </style:style>
    <style:style style:name="T125" style:family="text">
      <style:text-properties fo:font-weight="normal" officeooo:rsid="13fdbc01" style:font-weight-asian="normal" style:font-weight-complex="normal"/>
    </style:style>
    <style:style style:name="T126" style:family="text">
      <style:text-properties fo:font-weight="normal" officeooo:rsid="13fece48" style:font-weight-asian="normal" style:font-weight-complex="normal"/>
    </style:style>
    <style:style style:name="T127" style:family="text">
      <style:text-properties fo:font-weight="normal" officeooo:rsid="140097fd" style:font-weight-asian="normal" style:font-weight-complex="normal"/>
    </style:style>
    <style:style style:name="T128" style:family="text">
      <style:text-properties fo:font-weight="normal" officeooo:rsid="14019154" style:font-weight-asian="normal" style:font-weight-complex="normal"/>
    </style:style>
    <style:style style:name="T129" style:family="text">
      <style:text-properties fo:font-weight="normal" officeooo:rsid="14034a39" style:font-weight-asian="normal" style:font-weight-complex="normal"/>
    </style:style>
    <style:style style:name="T130" style:family="text">
      <style:text-properties fo:font-weight="normal" officeooo:rsid="1409c797" style:font-weight-asian="normal" style:font-weight-complex="normal"/>
    </style:style>
    <style:style style:name="T131" style:family="text">
      <style:text-properties fo:font-weight="normal" officeooo:rsid="140b931a" style:font-weight-asian="normal" style:font-weight-complex="normal"/>
    </style:style>
    <style:style style:name="T132" style:family="text">
      <style:text-properties fo:font-weight="normal" officeooo:rsid="140e2475" style:font-weight-asian="normal" style:font-weight-complex="normal"/>
    </style:style>
    <style:style style:name="T133" style:family="text">
      <style:text-properties fo:font-weight="normal" officeooo:rsid="140fd384" style:font-weight-asian="normal" style:font-weight-complex="normal"/>
    </style:style>
    <style:style style:name="T134" style:family="text">
      <style:text-properties fo:font-weight="normal" officeooo:rsid="1410b9d9" style:font-weight-asian="normal" style:font-weight-complex="normal"/>
    </style:style>
    <style:style style:name="T135" style:family="text">
      <style:text-properties fo:font-weight="normal" officeooo:rsid="14120153" style:font-weight-asian="normal" style:font-weight-complex="normal"/>
    </style:style>
    <style:style style:name="T136" style:family="text">
      <style:text-properties fo:font-weight="normal" officeooo:rsid="14130db6" style:font-weight-asian="normal" style:font-weight-complex="normal"/>
    </style:style>
    <style:style style:name="T137" style:family="text">
      <style:text-properties fo:font-weight="normal" officeooo:rsid="141409e1" style:font-weight-asian="normal" style:font-weight-complex="normal"/>
    </style:style>
    <style:style style:name="T138" style:family="text">
      <style:text-properties fo:font-weight="normal" officeooo:rsid="1414f3a7" style:font-weight-asian="normal" style:font-weight-complex="normal"/>
    </style:style>
    <style:style style:name="T139" style:family="text">
      <style:text-properties fo:font-weight="normal" officeooo:rsid="1416d78a" style:font-weight-asian="normal" style:font-weight-complex="normal"/>
    </style:style>
    <style:style style:name="T140" style:family="text">
      <style:text-properties fo:font-weight="normal" officeooo:rsid="141871df" style:font-weight-asian="normal" style:font-weight-complex="normal"/>
    </style:style>
    <style:style style:name="T141" style:family="text">
      <style:text-properties fo:font-weight="normal" officeooo:rsid="141a52ef" style:font-weight-asian="normal" style:font-weight-complex="normal"/>
    </style:style>
    <style:style style:name="T142" style:family="text">
      <style:text-properties fo:font-weight="normal" officeooo:rsid="141beb82" style:font-weight-asian="normal" style:font-weight-complex="normal"/>
    </style:style>
    <style:style style:name="T143" style:family="text">
      <style:text-properties fo:font-weight="normal" officeooo:rsid="141ec1eb" style:font-weight-asian="normal" style:font-weight-complex="normal"/>
    </style:style>
    <style:style style:name="T144" style:family="text">
      <style:text-properties fo:font-weight="normal" officeooo:rsid="141fff7d" style:font-weight-asian="normal" style:font-weight-complex="normal"/>
    </style:style>
    <style:style style:name="T145" style:family="text">
      <style:text-properties fo:font-weight="normal" officeooo:rsid="1421fe84" style:font-weight-asian="normal" style:font-weight-complex="normal"/>
    </style:style>
    <style:style style:name="T146" style:family="text">
      <style:text-properties fo:font-weight="normal" officeooo:rsid="1422c2eb" style:font-weight-asian="normal" style:font-weight-complex="normal"/>
    </style:style>
    <style:style style:name="T147" style:family="text">
      <style:text-properties fo:font-weight="normal" officeooo:rsid="14248571" style:font-weight-asian="normal" style:font-weight-complex="normal"/>
    </style:style>
    <style:style style:name="T148" style:family="text">
      <style:text-properties fo:font-weight="normal" officeooo:rsid="1424ff4f" style:font-weight-asian="normal" style:font-weight-complex="normal"/>
    </style:style>
    <style:style style:name="T149" style:family="text">
      <style:text-properties fo:font-weight="normal" officeooo:rsid="142621fb" style:font-weight-asian="normal" style:font-weight-complex="normal"/>
    </style:style>
    <style:style style:name="T150" style:family="text">
      <style:text-properties fo:font-weight="normal" officeooo:rsid="14267bb7" style:font-weight-asian="normal" style:font-weight-complex="normal"/>
    </style:style>
    <style:style style:name="T151" style:family="text">
      <style:text-properties fo:font-weight="normal" officeooo:rsid="1426b3c9" style:font-weight-asian="normal" style:font-weight-complex="normal"/>
    </style:style>
    <style:style style:name="T152" style:family="text">
      <style:text-properties fo:font-weight="normal" officeooo:rsid="1428ba5c" style:font-weight-asian="normal" style:font-weight-complex="normal"/>
    </style:style>
    <style:style style:name="T153" style:family="text">
      <style:text-properties fo:font-weight="normal" officeooo:rsid="1429ab65" style:font-weight-asian="normal" style:font-weight-complex="normal"/>
    </style:style>
    <style:style style:name="T154" style:family="text">
      <style:text-properties fo:font-weight="normal" officeooo:rsid="142add4e" style:font-weight-asian="normal" style:font-weight-complex="normal"/>
    </style:style>
    <style:style style:name="T155" style:family="text">
      <style:text-properties fo:font-weight="normal" officeooo:rsid="142c5a9b" style:font-weight-asian="normal" style:font-weight-complex="normal"/>
    </style:style>
    <style:style style:name="T156" style:family="text">
      <style:text-properties fo:font-weight="normal" officeooo:rsid="142e2755" style:font-weight-asian="normal" style:font-weight-complex="normal"/>
    </style:style>
    <style:style style:name="T157" style:family="text">
      <style:text-properties fo:font-weight="normal" officeooo:rsid="142e8bc2" style:font-weight-asian="normal" style:font-weight-complex="normal"/>
    </style:style>
    <style:style style:name="T158" style:family="text">
      <style:text-properties fo:font-weight="normal" officeooo:rsid="143060b2" style:font-weight-asian="normal" style:font-weight-complex="normal"/>
    </style:style>
    <style:style style:name="T159" style:family="text">
      <style:text-properties fo:font-weight="normal" officeooo:rsid="143063e7" style:font-weight-asian="normal" style:font-weight-complex="normal"/>
    </style:style>
    <style:style style:name="T160" style:family="text">
      <style:text-properties fo:font-weight="normal" officeooo:rsid="14306d6d" style:font-weight-asian="normal" style:font-weight-complex="normal"/>
    </style:style>
    <style:style style:name="T161" style:family="text">
      <style:text-properties fo:font-weight="normal" officeooo:rsid="1430a371" style:font-weight-asian="normal" style:font-weight-complex="normal"/>
    </style:style>
    <style:style style:name="T162" style:family="text">
      <style:text-properties fo:font-weight="normal" officeooo:rsid="1431380d" style:font-weight-asian="normal" style:font-weight-complex="normal"/>
    </style:style>
    <style:style style:name="T163" style:family="text">
      <style:text-properties fo:font-weight="normal" officeooo:rsid="1433f1bc" style:font-weight-asian="normal" style:font-weight-complex="normal"/>
    </style:style>
    <style:style style:name="T164" style:family="text">
      <style:text-properties fo:font-weight="normal" officeooo:rsid="1434c972" style:font-weight-asian="normal" style:font-weight-complex="normal"/>
    </style:style>
    <style:style style:name="T165" style:family="text">
      <style:text-properties fo:font-weight="normal" officeooo:rsid="1435385a" style:font-weight-asian="normal" style:font-weight-complex="normal"/>
    </style:style>
    <style:style style:name="T166" style:family="text">
      <style:text-properties fo:font-weight="normal" officeooo:rsid="1437d6b8" style:font-weight-asian="normal" style:font-weight-complex="normal"/>
    </style:style>
    <style:style style:name="T167" style:family="text">
      <style:text-properties fo:font-weight="normal" officeooo:rsid="14384ae8" style:font-weight-asian="normal" style:font-weight-complex="normal"/>
    </style:style>
    <style:style style:name="T168" style:family="text">
      <style:text-properties fo:font-weight="normal" officeooo:rsid="1438ef94" style:font-weight-asian="normal" style:font-weight-complex="normal"/>
    </style:style>
    <style:style style:name="T169" style:family="text">
      <style:text-properties fo:font-weight="normal" officeooo:rsid="143a1428" style:font-weight-asian="normal" style:font-weight-complex="normal"/>
    </style:style>
    <style:style style:name="T170" style:family="text">
      <style:text-properties fo:font-weight="normal" officeooo:rsid="143ab7c0" style:font-weight-asian="normal" style:font-weight-complex="normal"/>
    </style:style>
    <style:style style:name="T171" style:family="text">
      <style:text-properties fo:font-weight="normal" officeooo:rsid="143ac549" style:font-weight-asian="normal" style:font-weight-complex="normal"/>
    </style:style>
    <style:style style:name="T172" style:family="text">
      <style:text-properties fo:font-weight="normal" officeooo:rsid="143af777" style:font-weight-asian="normal" style:font-weight-complex="normal"/>
    </style:style>
    <style:style style:name="T173" style:family="text">
      <style:text-properties fo:font-weight="normal" officeooo:rsid="143cd6b4" style:font-weight-asian="normal" style:font-weight-complex="normal"/>
    </style:style>
    <style:style style:name="T174" style:family="text">
      <style:text-properties fo:font-weight="normal" officeooo:rsid="143e921e" style:font-weight-asian="normal" style:font-weight-complex="normal"/>
    </style:style>
    <style:style style:name="T175" style:family="text">
      <style:text-properties fo:font-weight="normal" officeooo:rsid="14403a33" style:font-weight-asian="normal" style:font-weight-complex="normal"/>
    </style:style>
    <style:style style:name="T176" style:family="text">
      <style:text-properties fo:font-weight="normal" officeooo:rsid="1440d3e0" style:font-weight-asian="normal" style:font-weight-complex="normal"/>
    </style:style>
    <style:style style:name="T177" style:family="text">
      <style:text-properties fo:font-weight="normal" officeooo:rsid="14417e13" style:font-weight-asian="normal" style:font-weight-complex="normal"/>
    </style:style>
    <style:style style:name="T178" style:family="text">
      <style:text-properties fo:font-weight="normal" officeooo:rsid="14423419" style:font-weight-asian="normal" style:font-weight-complex="normal"/>
    </style:style>
    <style:style style:name="T179" style:family="text">
      <style:text-properties fo:font-weight="normal" officeooo:rsid="14438582" style:font-weight-asian="normal" style:font-weight-complex="normal"/>
    </style:style>
    <style:style style:name="T180" style:family="text">
      <style:text-properties fo:font-weight="normal" officeooo:rsid="1444e83e" style:font-weight-asian="normal" style:font-weight-complex="normal"/>
    </style:style>
    <style:style style:name="T181" style:family="text">
      <style:text-properties fo:font-weight="normal" officeooo:rsid="14451c91" style:font-weight-asian="normal" style:font-weight-complex="normal"/>
    </style:style>
    <style:style style:name="T182" style:family="text">
      <style:text-properties fo:font-weight="normal" officeooo:rsid="1445db60" style:font-weight-asian="normal" style:font-weight-complex="normal"/>
    </style:style>
    <style:style style:name="T183" style:family="text">
      <style:text-properties fo:font-weight="normal" officeooo:rsid="144805a2" style:font-weight-asian="normal" style:font-weight-complex="normal"/>
    </style:style>
    <style:style style:name="T184" style:family="text">
      <style:text-properties fo:font-weight="normal" officeooo:rsid="1448b727" style:font-weight-asian="normal" style:font-weight-complex="normal"/>
    </style:style>
    <style:style style:name="T185" style:family="text">
      <style:text-properties fo:font-weight="normal" officeooo:rsid="1449e084" style:font-weight-asian="normal" style:font-weight-complex="normal"/>
    </style:style>
    <style:style style:name="T186" style:family="text">
      <style:text-properties fo:font-weight="normal" officeooo:rsid="144cc974" style:font-weight-asian="normal" style:font-weight-complex="normal"/>
    </style:style>
    <style:style style:name="T187" style:family="text">
      <style:text-properties fo:font-weight="normal" officeooo:rsid="144d8b97" style:font-weight-asian="normal" style:font-weight-complex="normal"/>
    </style:style>
    <style:style style:name="T188" style:family="text">
      <style:text-properties fo:font-weight="normal" officeooo:rsid="1451c0f4" style:font-weight-asian="normal" style:font-weight-complex="normal"/>
    </style:style>
    <style:style style:name="T189" style:family="text">
      <style:text-properties fo:font-weight="normal" officeooo:rsid="14532e9d" style:font-weight-asian="normal" style:font-weight-complex="normal"/>
    </style:style>
    <style:style style:name="T190" style:family="text">
      <style:text-properties fo:font-weight="normal" officeooo:rsid="1453f1c2" style:font-weight-asian="normal" style:font-weight-complex="normal"/>
    </style:style>
    <style:style style:name="T191" style:family="text">
      <style:text-properties fo:font-weight="normal" officeooo:rsid="1454433a" style:font-weight-asian="normal" style:font-weight-complex="normal"/>
    </style:style>
    <style:style style:name="T192" style:family="text">
      <style:text-properties fo:font-weight="normal" officeooo:rsid="14547123" style:font-weight-asian="normal" style:font-weight-complex="normal"/>
    </style:style>
    <style:style style:name="T193" style:family="text">
      <style:text-properties fo:font-weight="normal" officeooo:rsid="1454aeb3" style:font-weight-asian="normal" style:font-weight-complex="normal"/>
    </style:style>
    <style:style style:name="T194" style:family="text">
      <style:text-properties fo:font-weight="normal" officeooo:rsid="1454b26f" style:font-weight-asian="normal" style:font-weight-complex="normal"/>
    </style:style>
    <style:style style:name="T195" style:family="text">
      <style:text-properties fo:font-weight="normal" officeooo:rsid="14564d9b" style:font-weight-asian="normal" style:font-weight-complex="normal"/>
    </style:style>
    <style:style style:name="T196" style:family="text">
      <style:text-properties fo:font-weight="normal" officeooo:rsid="1457e70b" style:font-weight-asian="normal" style:font-weight-complex="normal"/>
    </style:style>
    <style:style style:name="T197" style:family="text">
      <style:text-properties fo:font-weight="normal" officeooo:rsid="1459bd31" style:font-weight-asian="normal" style:font-weight-complex="normal"/>
    </style:style>
    <style:style style:name="T198" style:family="text">
      <style:text-properties fo:font-weight="normal" officeooo:rsid="145b9382" style:font-weight-asian="normal" style:font-weight-complex="normal"/>
    </style:style>
    <style:style style:name="T199" style:family="text">
      <style:text-properties fo:font-weight="normal" officeooo:rsid="145d7a2c" style:font-weight-asian="normal" style:font-weight-complex="normal"/>
    </style:style>
    <style:style style:name="T200" style:family="text">
      <style:text-properties fo:font-weight="normal" officeooo:rsid="145e2757" style:font-weight-asian="normal" style:font-weight-complex="normal"/>
    </style:style>
    <style:style style:name="T201" style:family="text">
      <style:text-properties fo:font-weight="normal" officeooo:rsid="145f383a" style:font-weight-asian="normal" style:font-weight-complex="normal"/>
    </style:style>
    <style:style style:name="T202" style:family="text">
      <style:text-properties fo:font-weight="normal" officeooo:rsid="1460901b" style:font-weight-asian="normal" style:font-weight-complex="normal"/>
    </style:style>
    <style:style style:name="T203" style:family="text">
      <style:text-properties fo:font-weight="normal" officeooo:rsid="14620905" style:font-weight-asian="normal" style:font-weight-complex="normal"/>
    </style:style>
    <style:style style:name="T204" style:family="text">
      <style:text-properties fo:font-weight="normal" officeooo:rsid="146314e3" style:font-weight-asian="normal" style:font-weight-complex="normal"/>
    </style:style>
    <style:style style:name="T205" style:family="text">
      <style:text-properties fo:font-weight="normal" officeooo:rsid="1464327e" style:font-weight-asian="normal" style:font-weight-complex="normal"/>
    </style:style>
    <style:style style:name="T206" style:family="text">
      <style:text-properties fo:font-weight="normal" officeooo:rsid="146453da" style:font-weight-asian="normal" style:font-weight-complex="normal"/>
    </style:style>
    <style:style style:name="T207" style:family="text">
      <style:text-properties fo:font-weight="normal" officeooo:rsid="1465026e" style:font-weight-asian="normal" style:font-weight-complex="normal"/>
    </style:style>
    <style:style style:name="T208" style:family="text">
      <style:text-properties fo:font-weight="normal" officeooo:rsid="14655248" style:font-weight-asian="normal" style:font-weight-complex="normal"/>
    </style:style>
    <style:style style:name="T209" style:family="text">
      <style:text-properties fo:font-weight="normal" officeooo:rsid="1466f027" style:font-weight-asian="normal" style:font-weight-complex="normal"/>
    </style:style>
    <style:style style:name="T210" style:family="text">
      <style:text-properties fo:font-weight="normal" officeooo:rsid="1467fba7" style:font-weight-asian="normal" style:font-weight-complex="normal"/>
    </style:style>
    <style:style style:name="T211" style:family="text">
      <style:text-properties fo:font-weight="normal" officeooo:rsid="1468163e" style:font-weight-asian="normal" style:font-weight-complex="normal"/>
    </style:style>
    <style:style style:name="T212" style:family="text">
      <style:text-properties fo:font-weight="normal" officeooo:rsid="14693da6" style:font-weight-asian="normal" style:font-weight-complex="normal"/>
    </style:style>
    <style:style style:name="T213" style:family="text">
      <style:text-properties fo:font-weight="normal" officeooo:rsid="146a71c5" style:font-weight-asian="normal" style:font-weight-complex="normal"/>
    </style:style>
    <style:style style:name="T214" style:family="text">
      <style:text-properties fo:font-weight="normal" officeooo:rsid="146c037d" style:font-weight-asian="normal" style:font-weight-complex="normal"/>
    </style:style>
    <style:style style:name="T215" style:family="text">
      <style:text-properties fo:font-weight="normal" officeooo:rsid="146d3a88" style:font-weight-asian="normal" style:font-weight-complex="normal"/>
    </style:style>
    <style:style style:name="T216" style:family="text">
      <style:text-properties fo:font-weight="normal" officeooo:rsid="146f2ec4" style:font-weight-asian="normal" style:font-weight-complex="normal"/>
    </style:style>
    <style:style style:name="T217" style:family="text">
      <style:text-properties fo:font-weight="normal" officeooo:rsid="146fcdea" style:font-weight-asian="normal" style:font-weight-complex="normal"/>
    </style:style>
    <style:style style:name="T218" style:family="text">
      <style:text-properties fo:font-weight="normal" officeooo:rsid="1471a3cc" style:font-weight-asian="normal" style:font-weight-complex="normal"/>
    </style:style>
    <style:style style:name="T219" style:family="text">
      <style:text-properties fo:font-weight="normal" officeooo:rsid="1471fca7" style:font-weight-asian="normal" style:font-weight-complex="normal"/>
    </style:style>
    <style:style style:name="T220" style:family="text">
      <style:text-properties fo:font-weight="normal" officeooo:rsid="140212b9" fo:background-color="#dddddd" loext:char-shading-value="0" style:font-weight-asian="normal" style:font-weight-complex="normal"/>
    </style:style>
    <style:style style:name="T221" style:family="text">
      <style:text-properties fo:font-weight="normal" officeooo:rsid="14082b17" fo:background-color="#dddddd" loext:char-shading-value="0" style:font-weight-asian="normal" style:font-weight-complex="normal"/>
    </style:style>
    <style:style style:name="T222" style:family="text">
      <style:text-properties fo:font-weight="normal" officeooo:rsid="14053465" fo:background-color="#dddddd" loext:char-shading-value="0" style:font-weight-asian="normal" style:font-weight-complex="normal"/>
    </style:style>
    <style:style style:name="T223" style:family="text">
      <style:text-properties fo:font-weight="normal" officeooo:rsid="1406bbbe" fo:background-color="#dddddd" loext:char-shading-value="0" style:font-weight-asian="normal" style:font-weight-complex="normal"/>
    </style:style>
    <style:style style:name="T224" style:family="text">
      <style:text-properties fo:font-weight="normal" officeooo:rsid="1408090b" fo:background-color="#dddddd" loext:char-shading-value="0" style:font-weight-asian="normal" style:font-weight-complex="normal"/>
    </style:style>
    <style:style style:name="T225" style:family="text">
      <style:text-properties fo:font-weight="normal" officeooo:rsid="140d0318" fo:background-color="#dddddd" loext:char-shading-value="0" style:font-weight-asian="normal" style:font-weight-complex="normal"/>
    </style:style>
    <style:style style:name="T226" style:family="text">
      <style:text-properties style:text-line-through-style="solid" style:text-line-through-type="single" fo:font-weight="normal" officeooo:rsid="141b39a7" style:font-weight-asian="normal" style:font-weight-complex="normal"/>
    </style:style>
    <style:style style:name="T227"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228"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229" style:family="text">
      <style:text-properties fo:font-variant="normal" fo:text-transform="none" fo:color="#222222" fo:letter-spacing="normal" fo:font-weight="normal" officeooo:rsid="141beb82" style:font-weight-asian="normal" style:font-weight-complex="normal"/>
    </style:style>
    <style:style style:name="T23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231" style:family="text">
      <style:text-properties officeooo:rsid="144805a2"/>
    </style:style>
    <style:style style:name="T232" style:family="text">
      <style:text-properties fo:font-weight="bold" officeooo:rsid="144cc974"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Text_20_body"/>
      <text:p text:style-name="Text_20_body"/>
      <text:p text:style-name="P61">Dakara</text:p>
      <text:p text:style-name="P60"/>
      <text:p text:style-name="P60"/>
      <text:p text:style-name="P63">Dungeoncrawl</text:p>
      <text:p text:style-name="P62"/>
      <text:p text:style-name="P64">Religion</text:p>
      <text:p text:style-name="P62"/>
      <text:p text:style-name="P62"/>
      <text:p text:style-name="P62"/>
      <text:p text:style-name="P62"/>
      <text:p text:style-name="P65"/>
      <text:p text:style-name="P1"/>
      <text:p text:style-name="P67"/>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1"><text:a xlink:type="simple" xlink:href="#__RefHeading___Toc8143_3223281266" text:style-name="Internet_20_link" text:visited-style-name="Internet_20_link">Náboženství v současnosti</text:a><text:tab/>3</text:p>
          <text:p text:style-name="P68"><text:a xlink:type="simple" xlink:href="#__RefHeading___Toc8145_3223281266" text:style-name="Internet_20_link" text:visited-style-name="Internet_20_link">Náboženství v minulosti</text:a><text:tab/>4</text:p>
          <text:p text:style-name="P69"><text:a xlink:type="simple" xlink:href="#__RefHeading___Toc8253_3223281266" text:style-name="Internet_20_link" text:visited-style-name="Internet_20_link">Dávná říše ogrů</text:a><text:tab/>4</text:p>
          <text:p text:style-name="P69"><text:a xlink:type="simple" xlink:href="#__RefHeading___Toc8255_3223281266" text:style-name="Internet_20_link" text:visited-style-name="Internet_20_link">Říše Řádu a Chaosu</text:a><text:tab/>6</text:p>
          <text:p text:style-name="P70"><text:a xlink:type="simple" xlink:href="#__RefHeading___Toc8257_3223281266" text:style-name="Internet_20_link" text:visited-style-name="Internet_20_link">Řád</text:a><text:tab/>6</text:p>
          <text:p text:style-name="P70"><text:a xlink:type="simple" xlink:href="#__RefHeading___Toc8259_3223281266" text:style-name="Internet_20_link" text:visited-style-name="Internet_20_link">Chaos</text:a><text:tab/>8</text:p>
          <text:p text:style-name="P69"><text:a xlink:type="simple" xlink:href="#__RefHeading___Toc8261_3223281266" text:style-name="Internet_20_link" text:visited-style-name="Internet_20_link">Starý severský panteon</text:a><text:tab/>10</text:p>
          <text:p text:style-name="P69"><text:a xlink:type="simple" xlink:href="#__RefHeading___Toc8263_3223281266" text:style-name="Internet_20_link" text:visited-style-name="Internet_20_link">Starý Jižanský panteon</text:a><text:tab/>11</text:p>
          <text:p text:style-name="P71"><text:a xlink:type="simple" xlink:href="#__RefHeading___Toc1638_3317394773" text:style-name="Internet_20_link" text:visited-style-name="Internet_20_link">Nová víra</text:a><text:tab/>12</text:p>
          <text:p text:style-name="P70"><text:a xlink:type="simple" xlink:href="#__RefHeading___Toc8265_3223281266" text:style-name="Internet_20_link" text:visited-style-name="Internet_20_link">O stvořiteli</text:a><text:tab/>12</text:p>
          <text:p text:style-name="P70"><text:a xlink:type="simple" xlink:href="#__RefHeading___Toc8267_3223281266" text:style-name="Internet_20_link" text:visited-style-name="Internet_20_link">O cestě ke spáse</text:a><text:tab/>13</text:p>
          <text:p text:style-name="P70"><text:a xlink:type="simple" xlink:href="#__RefHeading___Toc8269_3223281266" text:style-name="Internet_20_link" text:visited-style-name="Internet_20_link">O svatých</text:a><text:tab/>13</text:p>
          <text:p text:style-name="P70"><text:a xlink:type="simple" xlink:href="#__RefHeading___Toc8271_3223281266" text:style-name="Internet_20_link" text:visited-style-name="Internet_20_link">Poznámky k frázím a pořekadlům</text:a><text:tab/>13</text:p>
          <text:p text:style-name="P70"><text:a xlink:type="simple" xlink:href="#__RefHeading___Toc8273_3223281266" text:style-name="Internet_20_link" text:visited-style-name="Internet_20_link">Jak se má chovat dobrý věřící</text:a><text:tab/>14</text:p>
          <text:p text:style-name="P68"><text:a xlink:type="simple" xlink:href="#__RefHeading___Toc8147_3223281266" text:style-name="Internet_20_link" text:visited-style-name="Internet_20_link">Doktríny Nové víry</text:a><text:tab/>15</text:p>
        </text:index-body>
      </text:table-of-content>
      <text:p text:style-name="P66"/>
      <text:p text:style-name="P2"/>
      <text:p text:style-name="P2"/>
      <text:p text:style-name="P2"/>
      <text:p text:style-name="P2"/>
      <text:p text:style-name="P2"/>
      <text:p text:style-name="P2"/>
      <text:p text:style-name="P2"/>
      <text:p text:style-name="P2"/>
      <text:p text:style-name="P25"><text:span text:style-name="T118">Verze 0.</text:span><text:span text:style-name="T119">0</text:span></text:p>
      <text:h text:style-name="Heading_20_1" text:outline-level="1"><text:soft-page-break/><text:span text:style-name="Strong_20_Emphasis">Pokus o předělávku moderního náboženství na 1 god per country</text:span></text:h>
      <text:h text:style-name="Heading_20_2" text:outline-level="2"><text:span text:style-name="Strong_20_Emphasis">Národy severu</text:span></text:h>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21">Je to </text:span></text:span><text:span text:style-name="Strong_20_Emphasis"><text:span text:style-name="T122">národ </text:span></text:span><text:span text:style-name="Strong_20_Emphasis"><text:span text:style-name="T137">atletů a</text:span></text:span><text:span text:style-name="Strong_20_Emphasis"><text:span text:style-name="T122"> válečníků.</text:span></text:span></text:p>
      <text:list xml:id="list2334074211" text:style-name="L1">
        <text:list-item>
          <text:p text:style-name="P78"><text:span text:style-name="Strong_20_Emphasis"><text:span text:style-name="T123">Šlechtici jsou zároveň velitelé</text:span></text:span></text:p>
        </text:list-item>
      </text:list>
      <text:h text:style-name="Heading_20_5" text:outline-level="5"><text:span text:style-name="Strong_20_Emphasis">Neřesti</text:span></text:h>
      <text:list xml:id="list4262427487" text:style-name="L2">
        <text:list-item>
          <text:p text:style-name="P79"><text:span text:style-name="Strong_20_Emphasis"><text:span text:style-name="T137">Nebýt v perfektní fyzické kondici je ne</text:span></text:span><text:span text:style-name="Strong_20_Emphasis"><text:span text:style-name="T196">řest</text:span></text:span><text:span text:style-name="Strong_20_Emphasis"><text:span text:style-name="T137">. </text:span></text:span><text:span text:style-name="Strong_20_Emphasis"><text:span text:style-name="T138">Nemocní a nemohoucí ztrácí p</text:span></text:span><text:span text:style-name="Strong_20_Emphasis"><text:span text:style-name="T139">ravomoci – pokud je to dočasné tak dočasně, při zmrzačení trvale.</text:span></text:span></text:p>
          <text:list>
            <text:list-item>
              <text:p text:style-name="P80"><text:span text:style-name="Strong_20_Emphasis"><text:span text:style-name="T140">Tahle jde mimochodem odstavit z funkce třeba senátora nebo klidně i triarcha.</text:span></text:span></text:p>
            </text:list-item>
          </text:list>
        </text:list-item>
        <text:list-item>
          <text:p text:style-name="P81"><text:span text:style-name="Strong_20_Emphasis"><text:span text:style-name="T214">Public </text:span></text:span><text:span text:style-name="Strong_20_Emphasis"><text:span text:style-name="T215">disgrace</text:span></text:span><text:span text:style-name="Strong_20_Emphasis"><text:span text:style-name="T214"> is the greatest </text:span></text:span><text:span text:style-name="Strong_20_Emphasis"><text:span text:style-name="T215">shame.</text:span></text:span></text:p>
        </text:list-item>
        <text:list-item>
          <text:p text:style-name="P80"><text:span text:style-name="Strong_20_Emphasis"><text:span text:style-name="T199">Je ok dělat chyby, mít pochybné záliby a tak, ale je potřeba je držet v tajnosti.</text:span></text:span></text:p>
          <text:list>
            <text:list-item>
              <text:p text:style-name="P80"><text:span text:style-name="Strong_20_Emphasis"><text:span text:style-name="T199">Být nechvalně známý je velmi nežádoucí.</text:span></text:span></text:p>
              <text:list>
                <text:list-item>
                  <text:p text:style-name="P82"><text:soft-page-break/><text:span text:style-name="Strong_20_Emphasis"><text:span text:style-name="T200">Jediný způsob, jak se toho zbavit, je prokázat, že o tobě někdo šířil pomluvy.</text:span></text:span></text:p>
                </text:list-item>
              </text:list>
            </text:list-item>
          </text:list>
        </text:list-item>
        <text:list-item>
          <text:p text:style-name="P82"><text:span text:style-name="Strong_20_Emphasis"><text:span text:style-name="T200">Nepodloženě někoho pomlouvat je velký hřích.</text:span></text:span></text:p>
        </text:list-item>
        <text:list-item>
          <text:p text:style-name="P83"><text:span text:style-name="Strong_20_Emphasis"><text:span text:style-name="T216">Použít násilí proti svému bližnímu.</text:span></text:span></text:p>
        </text:list-item>
      </text:list>
      <text:h text:style-name="Heading_20_5" text:outline-level="5"><text:span text:style-name="Strong_20_Emphasis">Ctnosti</text:span></text:h>
      <text:list xml:id="list627946945" text:style-name="L3">
        <text:list-item>
          <text:p text:style-name="P84"><text:span text:style-name="Strong_20_Emphasis"><text:span text:style-name="T197">Být v perfektní fyzické kondici, po celý život trénovat boj a atletiku.</text:span></text:span></text:p>
        </text:list-item>
        <text:list-item>
          <text:p text:style-name="P85"><text:span text:style-name="Strong_20_Emphasis"><text:span text:style-name="T211">Odvaha</text:span></text:span></text:p>
          <text:list>
            <text:list-item>
              <text:p text:style-name="P85"><text:span text:style-name="Strong_20_Emphasis"><text:span text:style-name="T211">Ale ne bez rozmyslu. </text:span></text:span><text:span text:style-name="Strong_20_Emphasis"><text:span text:style-name="T212">Riskovat zbytečně je neřest.</text:span></text:span></text:p>
            </text:list-item>
          </text:list>
        </text:list-item>
        <text:list-item>
          <text:p text:style-name="P86"><text:span text:style-name="Strong_20_Emphasis"><text:span text:style-name="T213">Hrdinské skutky</text:span></text:span></text:p>
        </text:list-item>
        <text:list-item>
          <text:p text:style-name="P87"><text:span text:style-name="Strong_20_Emphasis"><text:span text:style-name="T198">Dosáhnout uznání ve svém oboru – být ten nejlepší, nejznámější (ale v dobrém, být nechvalně proslulý je naopak neřest).</text:span></text:span></text:p>
        </text:list-item>
        <text:list-item>
          <text:p text:style-name="P88"><text:span text:style-name="Strong_20_Emphasis"><text:span text:style-name="T210">K</text:span></text:span><text:span text:style-name="Strong_20_Emphasis"><text:span text:style-name="T209">rása </text:span></text:span><text:span text:style-name="Strong_20_Emphasis"><text:span text:style-name="T210">těla i duše</text:span></text:span></text:p>
          <text:list>
            <text:list-item>
              <text:p text:style-name="P88"><text:span text:style-name="Strong_20_Emphasis"><text:span text:style-name="T209">Nejen vrozená, ale i dobře se chovat, oblékat, mluvit, vystupovat.</text:span></text:span></text:p>
            </text:list-item>
          </text:list>
        </text:list-item>
        <text:list-item>
          <text:p text:style-name="P89"><text:span text:style-name="Strong_20_Emphasis"><text:span text:style-name="T205">Soutěži</text:span></text:span><text:span text:style-name="Strong_20_Emphasis"><text:span text:style-name="T206">vos</text:span></text:span><text:span text:style-name="Strong_20_Emphasis"><text:span text:style-name="T205">t </text:span></text:span><text:span text:style-name="Strong_20_Emphasis"><text:span text:style-name="T206">(aby mohl být někdo nejlepší, musí mít s kým soutěžit).</text:span></text:span></text:p>
        </text:list-item>
        <text:list-item>
          <text:p text:style-name="P90"><text:span text:style-name="Strong_20_Emphasis"><text:span text:style-name="T202">Být všestranný</text:span></text:span></text:p>
          <text:list>
            <text:list-item>
              <text:p text:style-name="P90"><text:span text:style-name="Strong_20_Emphasis"><text:span text:style-name="T202">Hodnotí se fyzička, vzdělání, vystupování ve společnosti, umění, atd.</text:span></text:span></text:p>
              <text:list>
                <text:list-item>
                  <text:p text:style-name="P90"><text:span text:style-name="Strong_20_Emphasis"><text:span text:style-name="T202">Nikdo by neměl mít jen jeden zájem, jen jeden koníček.</text:span></text:span></text:p>
                </text:list-item>
                <text:list-item>
                  <text:p text:style-name="P90"><text:soft-page-break/><text:span text:style-name="Strong_20_Emphasis"><text:span text:style-name="T202">Neznamená to ale, že je potřeba být nejlepší ve všem. Je žádoucí si vybrat jeden obor a v něm dosáhnout excelence.</text:span></text:span></text:p>
                </text:list-item>
              </text:list>
            </text:list-item>
          </text:list>
        </text:list-item>
        <text:list-item>
          <text:p text:style-name="P91"><text:span text:style-name="Strong_20_Emphasis"><text:span text:style-name="T201">Být lstivý nebo dobrý v rétorice je stejně hodnotné jako být dobrý v atletice nebo v boji.</text:span></text:span></text:p>
          <text:list>
            <text:list-item>
              <text:p text:style-name="P91"><text:span text:style-name="Strong_20_Emphasis"><text:span text:style-name="T201">Přelstít protivníka, zesměšnit ho, nebo ho utlouct svými argumenty, je považováno za čestný způsob vítězství.</text:span></text:span></text:p>
              <text:list>
                <text:list-item>
                  <text:p text:style-name="P90"><text:span text:style-name="Strong_20_Emphasis"><text:span text:style-name="T202">Souvisí to s ideálem všestrannosti – hrubá síla je sice ideálem, ale jen když je podpořena v ostatních oblastech.</text:span></text:span></text:p>
                </text:list-item>
              </text:list>
            </text:list-item>
          </text:list>
        </text:list-item>
      </text:list>
      <text:p text:style-name="P55"><text:span text:style-name="Strong_20_Emphasis"><text:span text:style-name="T203">Náhoda – co se děje, není vůle bohů, ale prostě náhoda.</text:span></text:span></text:p>
      <text:list xml:id="list1882497195" text:style-name="L4">
        <text:list-item>
          <text:p text:style-name="P92"><text:span text:style-name="Strong_20_Emphasis"><text:span text:style-name="T203">Áron má svou vlastní agendu – pod jeho vedením se z nás stal nejmocnější národ známého světa –</text:span></text:span><text:span text:style-name="Strong_20_Emphasis"><text:span text:style-name="T204"> a může cíleně seslat sucho, přivolat déšť, a podobně</text:span></text:span><text:span text:style-name="Strong_20_Emphasis"><text:span text:style-name="T203"> ale neřídí veškerý běh světa, </text:span></text:span><text:span text:style-name="Strong_20_Emphasis"><text:span text:style-name="T204">ani neurčuje osud každého jednotli</text:span></text:span><text:span text:style-name="Strong_20_Emphasis"><text:span text:style-name="T207">v</text:span></text:span><text:span text:style-name="Strong_20_Emphasis"><text:span text:style-name="T204">ce</text:span></text:span><text:span text:style-name="Strong_20_Emphasis"><text:span text:style-name="T203">.</text:span></text:span></text:p>
          <text:list>
            <text:list-item>
              <text:p text:style-name="P93"><text:span text:style-name="Strong_20_Emphasis"><text:span text:style-name="T208">Není dobré otravovat Árona s malichernostmi.</text:span></text:span></text:p>
              <text:list>
                <text:list-item>
                  <text:p text:style-name="P93"><text:span text:style-name="Strong_20_Emphasis"><text:span text:style-name="T208">Nikdo ho například nebude neustále prosit o dobré jídlo a podobně.</text:span></text:span></text:p>
                </text:list-item>
                <text:list-item>
                  <text:p text:style-name="P93"><text:span text:style-name="Strong_20_Emphasis"><text:span text:style-name="T208">Když to děláš, velmi tím snižuješ šanci, že ti pomůže, když to budeš opravdu potřebovat.</text:span></text:span></text:p>
                </text:list-item>
                <text:list-item>
                  <text:p text:style-name="P93"><text:span text:style-name="Strong_20_Emphasis"><text:span text:style-name="T208">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oft-page-break/><text:span text:style-name="Strong_20_Emphasis">Dórská města</text:span></text:h>
      <text:list xml:id="list75181129" text:style-name="L5">
        <text:list-item>
          <text:p text:style-name="P94"><text:span text:style-name="Strong_20_Emphasis"><text:span text:style-name="T179">Městu vládnou triarchové (stejně jako ve Vadoře, kde to Dórové zavedli poté, co město obsadili), ale nevolí je senát.</text:span></text:span></text:p>
          <text:list>
            <text:list-item>
              <text:p text:style-name="P94"><text:span text:style-name="Strong_20_Emphasis"><text:span text:style-name="T179">Jsou to dědičné pozice?</text:span></text:span></text:p>
              <text:list>
                <text:list-item>
                  <text:p text:style-name="P94"><text:span text:style-name="Strong_20_Emphasis"><text:span text:style-name="T179">Hierophant asi ne, to je prostě Áronův velekněz.</text:span></text:span></text:p>
                </text:list-item>
                <text:list-item>
                  <text:p text:style-name="P94"><text:span text:style-name="Strong_20_Emphasis"><text:span text:style-name="T179">Stratég asi taky ne, to je vojenská pozice, takže Stratégy jednotlivých měst zřejmě určuje autokrat (což byl ve Filipově době sám Filip).</text:span></text:span></text:p>
                </text:list-item>
                <text:list-item>
                  <text:p text:style-name="P94"><text:span text:style-name="Strong_20_Emphasis"><text:span text:style-name="T179">Takže možná pozice Archona by mohla být </text:span></text:span><text:span text:style-name="Strong_20_Emphasis"><text:span text:style-name="T180">v původně Dórských městech</text:span></text:span><text:span text:style-name="Strong_20_Emphasis"><text:span text:style-name="T179"> dědičná…</text:span></text:span></text:p>
                  <text:list>
                    <text:list-item>
                      <text:p text:style-name="P95"><text:span text:style-name="Strong_20_Emphasis"><text:span text:style-name="T181">Na druhou stranu Dórové staví vojenské schopnosti nade vše, takže je otázka, jestli triarchát vůbec dává smysl… </text:span></text:span><text:span text:style-name="Strong_20_Emphasis"><text:span text:style-name="T182">(Nějak to zdůvodnit musím, protože se mi líbí a dává to smysl.)</text:span></text:span></text:p>
                    </text:list-item>
                    <text:list-item>
                      <text:p text:style-name="P96"><text:span text:style-name="Strong_20_Emphasis"><text:span text:style-name="T232">V plně Dórských městech všechny triarchy jmenuje Dórský král.</text:span></text:span></text:p>
                      <text:list>
                        <text:list-item>
                          <text:p text:style-name="P96"><text:span text:style-name="Strong_20_Emphasis"><text:span text:style-name="T186">Je to v souladu s tím, že král v sobě spojuje moc správní, vojenskou i náboženskou (je správcem celé země, je autokratem – tedy vrchním velitelem armády a je nejvyšším knězem Áronovým).</text:span></text:span></text:p>
                        </text:list-item>
                        <text:list-item>
                          <text:p text:style-name="P97"><text:span text:style-name="Strong_20_Emphasis"><text:span text:style-name="T187">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oft-page-break/><text:span text:style-name="Strong_20_Emphasis">Armáda</text:span></text:h>
      <text:p text:style-name="P33"><text:span text:style-name="Strong_20_Emphasis"><text:span text:style-name="T130">Těžká jízda složená ze šlechticů.</text:span></text:span></text:p>
      <text:list xml:id="list1481191783" text:style-name="L6">
        <text:list-item>
          <text:p text:style-name="P98"><text:span text:style-name="Strong_20_Emphasis"><text:span text:style-name="T150">10 jezdců tvoří </text:span></text:span><text:span text:style-name="Strong_20_Emphasis"><text:span text:style-name="T151">„h</text:span></text:span><text:span text:style-name="Strong_20_Emphasis"><text:span text:style-name="T154">rot</text:span></text:span><text:span text:style-name="Strong_20_Emphasis"><text:span text:style-name="T151">“ /* </text:span></text:span><text:span text:style-name="Strong_20_Emphasis"><text:span text:style-name="T154">Nebo čepel? Nebo hranu? */</text:span></text:span></text:p>
        </text:list-item>
        <text:list-item>
          <text:p text:style-name="P99"><text:span text:style-name="Strong_20_Emphasis"><text:span text:style-name="T149">10 </text:span></text:span><text:span text:style-name="Strong_20_Emphasis"><text:span text:style-name="T155">hrotů</text:span></text:span><text:span text:style-name="Strong_20_Emphasis"><text:span text:style-name="T149"> tvoří </text:span></text:span><text:span text:style-name="Strong_20_Emphasis"><text:span text:style-name="T151">(jízdní) „</text:span></text:span><text:span text:style-name="Strong_20_Emphasis"><text:span text:style-name="T149">klín“</text:span></text:span></text:p>
        </text:list-item>
        <text:list-item>
          <text:p text:style-name="P100"><text:span text:style-name="Strong_20_Emphasis"><text:span text:style-name="T152">10 klínů je dekáda</text:span></text:span><text:span text:style-name="Strong_20_Emphasis"><text:span text:style-name="T153"> (stejně jako u pěchoty)</text:span></text:span></text:p>
        </text:list-item>
      </text:list>
      <text:p text:style-name="P31"><text:span text:style-name="Strong_20_Emphasis"><text:span text:style-name="T130">Pěchota s</text:span></text:span><text:span text:style-name="Strong_20_Emphasis"><text:span text:style-name="T124">ložená z falang</text:span></text:span></text:p>
      <text:list xml:id="list504444957" text:style-name="L7">
        <text:list-item>
          <text:p text:style-name="P101"><text:span text:style-name="Strong_20_Emphasis"><text:span text:style-name="T125">Struktura falangy:</text:span></text:span></text:p>
          <text:list>
            <text:list-item>
              <text:p text:style-name="P101"><text:span text:style-name="Strong_20_Emphasis"><text:span text:style-name="T125">1</text:span></text:span><text:span text:style-name="Strong_20_Emphasis"><text:span text:style-name="T126">0</text:span></text:span><text:span text:style-name="Strong_20_Emphasis"><text:span text:style-name="T125"> řad</text:span></text:span></text:p>
              <text:list>
                <text:list-item>
                  <text:p text:style-name="P102"><text:span text:style-name="Strong_20_Emphasis"><text:span text:style-name="T126">Řadu tvoří 9 hoplitů + velitel řady (dekadarchos) </text:span></text:span><text:span text:style-name="Strong_20_Emphasis"><text:span text:style-name="T129">+ 2 </text:span></text:span><text:span text:style-name="Strong_20_Emphasis"><text:span text:style-name="T131">otroci</text:span></text:span><text:span text:style-name="Strong_20_Emphasis"><text:span text:style-name="T129"> v zázemí</text:span></text:span><text:span text:style-name="Strong_20_Emphasis"><text:span text:style-name="T126">.</text:span></text:span></text:p>
                  <text:list>
                    <text:list-item>
                      <text:p text:style-name="P103"><text:span text:style-name="Strong_20_Emphasis"><text:span text:style-name="T144">Hopliti mají status občanů.</text:span></text:span></text:p>
                    </text:list-item>
                    <text:list-item>
                      <text:p text:style-name="P103"><text:span text:style-name="Strong_20_Emphasis"><text:span text:style-name="T144">Otroci vaří jídlo, koupou latrýny, atp.</text:span></text:span></text:p>
                    </text:list-item>
                  </text:list>
                </text:list-item>
                <text:list-item>
                  <text:p text:style-name="P101"><text:span text:style-name="Strong_20_Emphasis"><text:span text:style-name="T125">Každá řada funguje jako samostatná jednotka</text:span></text:span></text:p>
                </text:list-item>
                <text:list-item>
                  <text:p text:style-name="P104"><text:span text:style-name="Strong_20_Emphasis"><text:span text:style-name="T127">Falanga obvykle nastupovala buď ve formaci 10x10 řad, nebo ve dvou subformacích 5x10 řad.</text:span></text:span></text:p>
                </text:list-item>
              </text:list>
            </text:list-item>
          </text:list>
        </text:list-item>
      </text:list>
      <text:p text:style-name="P32"><text:span text:style-name="Strong_20_Emphasis"><text:span text:style-name="T220">10 falang je </text:span></text:span><text:span text:style-name="Strong_20_Emphasis"><text:span text:style-name="T221">taxa</text:span></text:span><text:span text:style-name="Strong_20_Emphasis"><text:span text:style-name="T220"> („taxis“, </text:span></text:span><text:span text:style-name="Strong_20_Emphasis"><text:span text:style-name="T221">ve Spartě „mora“</text:span></text:span><text:span text:style-name="Strong_20_Emphasis"><text:span text:style-name="T220">) /* </text:span></text:span><text:span text:style-name="Strong_20_Emphasis"><text:span text:style-name="T222">dekafalanga? </text:span></text:span><text:span text:style-name="Strong_20_Emphasis"><text:span text:style-name="T223">Dekáda! Ha! </text:span></text:span><text:span text:style-name="Strong_20_Emphasis"><text:span text:style-name="T224">Hmm, tak ne...</text:span></text:span><text:span text:style-name="Strong_20_Emphasis"><text:span text:style-name="T220"> */, tedy 1000 vojáků + velitel a jeho doprovod (osobní stráž, poslové, atd.)</text:span></text:span></text:p>
      <text:list xml:id="list86806042" text:style-name="L8">
        <text:list-item>
          <text:p text:style-name="P105"><text:span text:style-name="Strong_20_Emphasis"><text:span text:style-name="T225">Možná přece jen ta dekáda.</text:span></text:span></text:p>
        </text:list-item>
      </text:list>
      <text:p text:style-name="P41"><text:span text:style-name="Strong_20_Emphasis"><text:span text:style-name="T146">10 hoplitů je </text:span></text:span><text:span text:style-name="Strong_20_Emphasis"><text:span text:style-name="T147">řada</text:span></text:span></text:p>
      <text:p text:style-name="P42"><text:span text:style-name="Strong_20_Emphasis"><text:span text:style-name="T147">10 řad je falanga</text:span></text:span></text:p>
      <text:p text:style-name="P40"><text:span text:style-name="Strong_20_Emphasis"><text:span text:style-name="T145">10 falang je dekáda</text:span></text:span></text:p>
      <text:p text:style-name="P40"><text:span text:style-name="Strong_20_Emphasis"><text:span text:style-name="T145">10 dekád je myriáda</text:span></text:span></text:p>
      <text:p text:style-name="P34"><text:soft-page-break/><text:span text:style-name="Strong_20_Emphasis"><text:span text:style-name="T132">Tzn. 1 myriáda sestává z 10 dekád složených z 10 falang, což je 10 řad po 10 mužích. Plus noncombat personnel (otroci, osobní stráž velitelů dekád a stratégů, </text:span></text:span><text:span text:style-name="Strong_20_Emphasis"><text:span text:style-name="T136">pěší poslové, jízdní poslové</text:span></text:span><text:span text:style-name="Strong_20_Emphasis"><text:span text:style-name="T132">),</text:span></text:span></text:p>
      <text:h text:style-name="Heading_20_5" text:outline-level="5"><text:span text:style-name="Strong_20_Emphasis">Velitelé</text:span></text:h>
      <text:p text:style-name="P43"><text:span text:style-name="Strong_20_Emphasis"><text:span text:style-name="T156">Pojmenování podle toho, čemu velí</text:span></text:span><text:span text:style-name="Strong_20_Emphasis"><text:span text:style-name="T128">, tzn.: „Velitel řady“, „Velitel falangy“. </text:span></text:span><text:span text:style-name="Strong_20_Emphasis"><text:span text:style-name="T156">U jízdy</text:span></text:span><text:span text:style-name="Strong_20_Emphasis"><text:span text:style-name="T128"> „</text:span></text:span><text:span text:style-name="Strong_20_Emphasis"><text:span text:style-name="T156">velitel hrotu“, „velitel klínu“</text:span></text:span><text:span text:style-name="Strong_20_Emphasis"><text:span text:style-name="T128">.</text:span></text:span></text:p>
      <text:p text:style-name="P43"><text:span text:style-name="Strong_20_Emphasis"><text:span text:style-name="T128">/* </text:span></text:span><text:span text:style-name="Strong_20_Emphasis"><text:span text:style-name="T157">Možná „dekarch“ by velel dekádě? </text:span></text:span><text:span text:style-name="Strong_20_Emphasis"><text:span text:style-name="T158">Nebo „dekadron“?</text:span></text:span><text:span text:style-name="Strong_20_Emphasis"><text:span text:style-name="T128"> */</text:span></text:span></text:p>
      <text:p text:style-name="P36"><text:span text:style-name="Strong_20_Emphasis"><text:span text:style-name="T134">Generál = stratég </text:span></text:span><text:span text:style-name="Strong_20_Emphasis"><text:span text:style-name="T135">(ideálně velí myriádě, to ale málokdy vyjde, takže </text:span></text:span><text:span text:style-name="Strong_20_Emphasis"><text:span text:style-name="T148">je to obecně velitel několika dekád</text:span></text:span><text:span text:style-name="Strong_20_Emphasis"><text:span text:style-name="T135">)</text:span></text:span><text:span text:style-name="Strong_20_Emphasis"><text:span text:style-name="T134">.</text:span></text:span></text:p>
      <text:p text:style-name="P35"><text:span text:style-name="Strong_20_Emphasis"><text:span text:style-name="T133">Vrchní velitel armády = autokrat.</text:span></text:span></text:p>
      <text:list xml:id="list1593200170" text:style-name="L9">
        <text:list-item>
          <text:p text:style-name="P106"><text:span text:style-name="Strong_20_Emphasis"><text:span text:style-name="T165">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21">Áron?</text:span></text:span></text:p>
      <text:p text:style-name="Text_20_body"><text:span text:style-name="Strong_20_Emphasis"><text:span text:style-name="T121">(Možná psáno Aaron)</text:span></text:span></text:p>
      <text:p text:style-name="P37"><text:span text:style-name="Strong_20_Emphasis"><text:span text:style-name="T141">Jo, to zní dobře.</text:span></text:span></text:p>
      <text:p text:style-name="P44"><text:span text:style-name="Strong_20_Emphasis"><text:span text:style-name="T159">TODO: Jak vypadají Áronovy chrámy?</text:span></text:span></text:p>
      <text:h text:style-name="Heading_20_4" text:outline-level="4"><text:span text:style-name="Strong_20_Emphasis">Dórové vs nelidské rasy</text:span></text:h>
      <text:p text:style-name="P45"><text:span text:style-name="Strong_20_Emphasis"><text:span text:style-name="T163">Že by Dórská </text:span></text:span><text:span text:style-name="Strong_20_Emphasis"><text:span text:style-name="T164">aristokracie</text:span></text:span><text:span text:style-name="Strong_20_Emphasis"><text:span text:style-name="T163"> byla výhradně lidská (a navíc samozřejmě Dórská)?</text:span></text:span></text:p>
      <text:list xml:id="list253267650" text:style-name="L10">
        <text:list-item>
          <text:p text:style-name="P107"><text:span text:style-name="Strong_20_Emphasis"><text:span text:style-name="T164">Tzn. ani elf nemůže být aristokrat?</text:span></text:span></text:p>
        </text:list-item>
        <text:list-item>
          <text:p text:style-name="P108"><text:span text:style-name="Strong_20_Emphasis"><text:span text:style-name="T166">Může samozřejmě stále existovat elfská (trpaslická, kudúcká) šlechta z podrobených národů.</text:span></text:span></text:p>
          <text:list>
            <text:list-item>
              <text:p text:style-name="P109"><text:soft-page-break/><text:span text:style-name="Strong_20_Emphasis"><text:span text:style-name="T167">Tomu bych asi mohl říkat </text:span></text:span><text:span text:style-name="Strong_20_Emphasis"><text:span text:style-name="T168">prostě</text:span></text:span><text:span text:style-name="Strong_20_Emphasis"><text:span text:style-name="T167">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6"><text:span text:style-name="Strong_20_Emphasis"><text:span text:style-name="T168">Obchod, úspěch.</text:span></text:span></text:p>
      <text:p text:style-name="P47"><text:span text:style-name="Strong_20_Emphasis"><text:span text:style-name="T168">Icéňané nemají aristokracii (pochopitelně, to mají jen Dórové), ale mají krále (vládci velkých měst). </text:span></text:span><text:span text:style-name="Strong_20_Emphasis"><text:span text:style-name="T169">O potomcích královských rodů se říká, že mají urozený původ – ale samo o sobě to znamená jen právo být vždy pohoštěn vládcem města, nejsou na to vázané žádné pravomoce, majetek nebo tak.</text:span></text:span></text:p>
      <text:p text:style-name="P47"><text:span text:style-name="Strong_20_Emphasis"><text:span text:style-name="T169">V Icénii je postavení dáno majetkem.</text:span></text:span></text:p>
      <text:list xml:id="list1450846864" text:style-name="L11">
        <text:list-item>
          <text:p text:style-name="P110"><text:span text:style-name="Strong_20_Emphasis"><text:span text:style-name="T170">Rozlišují se kupci, což jsou obecně obchodníci na cestách, a měšťané, což jsou usedlí obchodníci.</text:span></text:span></text:p>
          <text:list>
            <text:list-item>
              <text:p text:style-name="P110"><text:span text:style-name="Strong_20_Emphasis"><text:span text:style-name="T170">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11"><text:span text:style-name="Strong_20_Emphasis"><text:span text:style-name="T171">Tzn. majetek </text:span></text:span><text:span text:style-name="Strong_20_Emphasis"><text:span text:style-name="T174">většinou</text:span></text:span><text:span text:style-name="Strong_20_Emphasis"><text:span text:style-name="T171"> není třeba prokazovat </text:span></text:span><text:span text:style-name="Strong_20_Emphasis"><text:span text:style-name="T174">(výjimkou jsou některé úřední úkony a tak, pak je potřeba mít doložku z chrámu)</text:span></text:span><text:span text:style-name="Strong_20_Emphasis"><text:span text:style-name="T171">, nicméně existuje možnost si část majetku „uložit“ v Ištařině chrámu, což je určitá forma pojištění (jak majetku, tak postavení).</text:span></text:span></text:p>
                  <text:list>
                    <text:list-item>
                      <text:p text:style-name="P111"><text:soft-page-break/><text:span text:style-name="Strong_20_Emphasis"><text:span text:style-name="T171">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11"><text:span text:style-name="Strong_20_Emphasis"><text:span text:style-name="T171">„</text:span></text:span><text:span text:style-name="Strong_20_Emphasis"><text:span text:style-name="T172">Plnění“ si je možné vyzvednout jen jednou (na další je třeba znovu darovat chrámu), ale je možné být „pojištěný“ nezávisle u různých chrámů (v různých městech) </text:span></text:span><text:span text:style-name="Strong_20_Emphasis"><text:span text:style-name="T173">a u každého z nich si plnění vyzvednout</text:span></text:span><text:span text:style-name="Strong_20_Emphasis"><text:span text:style-name="T172">.</text:span></text:span></text:p>
                      <text:list>
                        <text:list-item>
                          <text:p text:style-name="P112"><text:span text:style-name="Strong_20_Emphasis"><text:span text:style-name="T173">Je ovšem lepší to moc nedělat, protože vyzvednutím plnění klesá společenský status </text:span></text:span><text:span text:style-name="Strong_20_Emphasis"><text:span text:style-name="T174">této osoby v daném městě</text:span></text:span><text:span text:style-name="Strong_20_Emphasis"><text:span text:style-name="T173">.</text:span></text:span></text:p>
                        </text:list-item>
                        <text:list-item>
                          <text:p text:style-name="P113"><text:span text:style-name="Strong_20_Emphasis"><text:span text:style-name="T174">Obvyklá taktika v případě finančních potíží tedy je, vyzvednout si plnění v nějakém méně důležitém městě (a tam si tedy snížit status) a </text:span></text:span><text:span text:style-name="Strong_20_Emphasis"><text:span text:style-name="T175">vrátit se pak do jednoho z hlavních měst, kde status snížený není.</text:span></text:span></text:p>
                        </text:list-item>
                      </text:list>
                    </text:list-item>
                  </text:list>
                </text:list-item>
              </text:list>
            </text:list-item>
          </text:list>
        </text:list-item>
      </text:list>
      <text:p text:style-name="P48"><text:span text:style-name="Strong_20_Emphasis"><text:span text:style-name="T176">Dodržování smluv ale ještě nebrání pirátství –</text:span></text:span><text:span text:style-name="Strong_20_Emphasis"><text:span text:style-name="T177"> samozřejmě teda za předpokladu, že s vlastníkem napadené lodi nemáš smlouvu.</text:span></text:span></text:p>
      <text:p text:style-name="P49"><text:span text:style-name="Strong_20_Emphasis"><text:span text:style-name="T75">Problém:</text:span></text:span><text:span text:style-name="Strong_20_Emphasis"><text:span text:style-name="T178"> Hmm, s králi (a tudíž i jejich urozenými potomky) je problém – ve Vadoře je senát.</text:span></text:span></text:p>
      <text:list xml:id="list3693545562" text:style-name="L12">
        <text:list-item>
          <text:p text:style-name="P114"><text:span text:style-name="Strong_20_Emphasis"><text:span text:style-name="T178">Možná měla Icénská města původně vládce a některá z nich později místo nich zavedla senát?</text:span></text:span></text:p>
        </text:list-item>
      </text:list>
      <text:h text:style-name="Heading_20_4" text:outline-level="4"><text:span text:style-name="Strong_20_Emphasis">Bůh</text:span></text:h>
      <text:p text:style-name="P39"><text:span text:style-name="Strong_20_Emphasis"><text:span text:style-name="T142">Možná natvrdo Išara?</text:span></text:span></text:p>
      <text:p text:style-name="P39"><text:soft-page-break/><text:span text:style-name="Strong_20_Emphasis"><text:span text:style-name="T228">(</text:span></text:span><text:span text:style-name="Strong_20_Emphasis"><text:span text:style-name="T227">Ishara is the </text:span></text:span><text:a xlink:type="simple" xlink:href="https://en.wikipedia.org/wiki/Hittite_language" text:style-name="Internet_20_link" text:visited-style-name="Visited_20_Internet_20_Link"><text:span text:style-name="Strong_20_Emphasis"><text:span text:style-name="T230">Hittite</text:span></text:span></text:a><text:span text:style-name="Strong_20_Emphasis"><text:span text:style-name="T229"> </text:span></text:span><text:span text:style-name="Strong_20_Emphasis"><text:span text:style-name="T227">word for "</text:span></text:span><text:a xlink:type="simple" xlink:href="https://en.wikipedia.org/wiki/Treaty" text:style-name="Internet_20_link" text:visited-style-name="Visited_20_Internet_20_Link"><text:span text:style-name="Strong_20_Emphasis"><text:span text:style-name="T230">treaty</text:span></text:span></text:a><text:span text:style-name="Strong_20_Emphasis"><text:span text:style-name="T227">, binding promise", also personified as a </text:span></text:span><text:a xlink:type="simple" xlink:href="https://en.wikipedia.org/wiki/Goddess" text:style-name="Internet_20_link" text:visited-style-name="Visited_20_Internet_20_Link"><text:span text:style-name="Strong_20_Emphasis"><text:span text:style-name="T230">goddess</text:span></text:span></text:a><text:span text:style-name="Strong_20_Emphasis"><text:span text:style-name="T229"> </text:span></text:span><text:span text:style-name="Strong_20_Emphasis"><text:span text:style-name="T227">of the </text:span></text:span><text:a xlink:type="simple" xlink:href="https://en.wikipedia.org/wiki/Oath" text:style-name="Internet_20_link" text:visited-style-name="Visited_20_Internet_20_Link"><text:span text:style-name="Strong_20_Emphasis"><text:span text:style-name="T230">oath</text:span></text:span></text:a><text:span text:style-name="Strong_20_Emphasis"><text:span text:style-name="T227">.</text:span></text:span><text:span text:style-name="Strong_20_Emphasis"><text:span text:style-name="T228">)</text:span></text:span></text:p>
      <text:list xml:id="list1739256280" text:style-name="L13">
        <text:list-item>
          <text:p text:style-name="P115"><text:span text:style-name="Strong_20_Emphasis"><text:span text:style-name="T121">Možná „traty“ ve smyslu „obchodní smlouva“</text:span></text:span></text:p>
          <text:list>
            <text:list-item>
              <text:p text:style-name="P116"><text:span text:style-name="Strong_20_Emphasis"><text:span text:style-name="T143">Tzn. nejvyšší ctnost by byla obchodnická poctivost a obecně dodržování smluv.</text:span></text:span></text:p>
            </text:list-item>
          </text:list>
        </text:list-item>
      </text:list>
      <text:p text:style-name="P38"><text:span text:style-name="Strong_20_Emphasis"><text:span text:style-name="T226">Adonis?</text:span></text:span></text:p>
      <text:p text:style-name="P38"><text:span text:style-name="Strong_20_Emphasis"><text:span text:style-name="T226">/* Blbý je, že to taky začíná na a. Navíc by se víc hodila bohyně. */</text:span></text:span></text:p>
      <text:p text:style-name="P44"><text:span text:style-name="Strong_20_Emphasis"><text:span text:style-name="T159">TODO: Jak vypadají Išařiny chrámy?</text:span></text:span></text:p>
      <text:list xml:id="list1270385827" text:style-name="L14">
        <text:list-item>
          <text:p text:style-name="P117"><text:span text:style-name="Strong_20_Emphasis"><text:span text:style-name="T160">Mohly by se tam uzavírat obchodní (a jiné důležité) smlouvy. </text:span></text:span><text:span text:style-name="Strong_20_Emphasis"><text:span text:style-name="T161">Išařiny kněžky smlouvu posvětí a hlavně zapíšou a uloží do chránového archivu –</text:span></text:span><text:span text:style-name="Strong_20_Emphasis"><text:span text:style-name="T162"> možná na vypálenou hliněnou destičku, aby to nemohlo shořet</text:span></text:span><text:span text:style-name="Strong_20_Emphasis"><text:span text:style-name="T161">.</text:span></text:span></text:p>
        </text:list-item>
      </text:list>
      <text:h text:style-name="Heading_20_2" text:outline-level="2"><text:span text:style-name="Strong_20_Emphasis">Národy jihu</text:span></text:h>
      <text:p text:style-name="P30"><text:span text:style-name="Strong_20_Emphasis"/></text:p>
      <text:h text:style-name="P76" text:outline-level="1"><text:span text:style-name="Strong_20_Emphasis"><text:span text:style-name="T231">Klení</text:span></text:span></text:h>
      <text:p text:style-name="P50"><text:span text:style-name="Strong_20_Emphasis"><text:span text:style-name="T183">(To by teda mělo být specifické podle kultury, ale tak obecně)</text:span></text:span></text:p>
      <text:p text:style-name="P50"><text:span text:style-name="Strong_20_Emphasis"><text:span text:style-name="T183">„Sakra“ je v pohodě (je to z latinského sacra, </text:span></text:span><text:span text:style-name="Strong_20_Emphasis"><text:span text:style-name="T184">což má něco společného s posvátností nebo svatostí. Dost možná to souvisí s obětinami).</text:span></text:span></text:p>
      <text:p text:style-name="P51"><text:span text:style-name="Strong_20_Emphasis"><text:span text:style-name="T185">„Peklo“ by to asi chtělo mít, protože tomu se fakt těžko uhýbá. A asi by ideálně mělo být „horoucí“.</text:span></text:span></text:p>
      <text:h text:style-name="Heading_20_2" text:outline-level="2"><text:soft-page-break/><text:span text:style-name="Strong_20_Emphasis">Peklo</text:span></text:h>
      <text:p text:style-name="P54"><text:span text:style-name="Strong_20_Emphasis"><text:span text:style-name="T188">Peklo je společné pro středozemní polyteismus </text:span></text:span><text:span text:style-name="Strong_20_Emphasis"><text:span text:style-name="T194">(Jižani a Seveřani mají jiné koncepty)</text:span></text:span><text:span text:style-name="Strong_20_Emphasis"><text:span text:style-name="T188">.</text:span></text:span></text:p>
      <text:list xml:id="list1239653398" text:style-name="L15">
        <text:list-item>
          <text:p text:style-name="P118"><text:span text:style-name="Strong_20_Emphasis"><text:span text:style-name="T188">Přestože každý národ vyznává jiného boha, díky vzájemnému kontaktu došlo k prolínání kultury. Polyteismus ve středomoří vzniknul prostě tak, že lidé přejali víru v božstva okolních národů.</text:span></text:span></text:p>
          <text:list>
            <text:list-item>
              <text:p text:style-name="P119"><text:span text:style-name="Strong_20_Emphasis"><text:span text:style-name="T189">Díky tomu je společný i koncept pekla.</text:span></text:span></text:p>
            </text:list-item>
          </text:list>
        </text:list-item>
        <text:list-item>
          <text:p text:style-name="P119"><text:span text:style-name="Strong_20_Emphasis"><text:span text:style-name="T189">Peklo je místo mimo náš svět, zcela nehostinné a smrtící, plné ohně a jedovatých plynů.</text:span></text:span></text:p>
          <text:list>
            <text:list-item>
              <text:p text:style-name="P120"><text:span text:style-name="Strong_20_Emphasis"><text:span text:style-name="T190">Je to místo kam bohové posílají smrtelníky, kteří udělali něco mimořádně trestuhodného z náboženského pohledu: Vypálili chrám, znásilnili kněžku, a podobně.</text:span></text:span></text:p>
            </text:list-item>
          </text:list>
        </text:list-item>
        <text:list-item>
          <text:p text:style-name="P121"><text:span text:style-name="Strong_20_Emphasis"><text:span text:style-name="T191">Peklo skutečně existuje, protože </text:span></text:span><text:span text:style-name="Strong_20_Emphasis"><text:span text:style-name="T192">jeho koncept vzniknul kdysi dávno v elfských říších v průběhu zkoumání </text:span></text:span><text:span text:style-name="Strong_20_Emphasis"><text:span text:style-name="T195">cizích</text:span></text:span><text:span text:style-name="Strong_20_Emphasis"><text:span text:style-name="T192"> světů.</text:span></text:span></text:p>
          <text:list>
            <text:list-item>
              <text:p text:style-name="P122"><text:span text:style-name="Strong_20_Emphasis"><text:span text:style-name="T192">Je to lávový, nehostinný svět, ve kterém se nedá bez magie přežít a ani s ní to nejde moc dlouho.</text:span></text:span></text:p>
            </text:list-item>
            <text:list-item>
              <text:p text:style-name="P123"><text:span text:style-name="Strong_20_Emphasis"><text:span text:style-name="T193">A jmenuje se skutečně „Peklo“.</text:span></text:span></text:p>
            </text:list-item>
          </text:list>
        </text:list-item>
      </text:list>
      <text:h text:style-name="Heading_20_3" text:outline-level="3"><text:span text:style-name="Strong_20_Emphasis">Zatracení</text:span></text:h>
      <text:p text:style-name="P56"><text:span text:style-name="Strong_20_Emphasis"><text:span text:style-name="T217">Zatracení </text:span></text:span><text:span text:style-name="Strong_20_Emphasis"><text:span text:style-name="T218">znamená posmrtné uvěznění v pekle. </text:span></text:span><text:span text:style-name="Strong_20_Emphasis"><text:span text:style-name="T219">Dá se v pohodě říkat „zatraceně“, „zatracení orkové“, atd.</text:span></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7">Nově:</text:p>
      <text:p text:style-name="P58"><text:soft-page-break/><text:span text:style-name="T76">Řád: Beleron (čest, spravedlnost, věrnost), Astra (magie, hvězdy, věčnost, znalosti, </text:span><text:span text:style-name="T78">umění, </text:span><text:span text:style-name="T91">elfská abeceda</text:span><text:span text:style-name="T76">), Raia (</text:span><text:span text:style-name="T89">léčitelství, </text:span><text:span text:style-name="T90">úroda,</text:span><text:span text:style-name="T89"> </text:span><text:span text:style-name="T76">divočina, spagyrie), Nirvi (řemesla, obchod, </text:span><text:span text:style-name="T90">trpaslické </text:span><text:span text:style-name="T76">runy), </text:span><text:span text:style-name="T79">Mi</text:span><text:span text:style-name="T77">ra</text:span><text:span text:style-name="T76"> (</text:span><text:span text:style-name="T80">mineral</text:span><text:span text:style-name="T92">o</text:span><text:span text:style-name="T91">g</text:span><text:span text:style-name="T80">ie, </text:span><text:span text:style-name="T93">metalurgie</text:span><text:span text:style-name="T80">, </text:span><text:span text:style-name="T88">hory, dary z hlubin země</text:span><text:span text:style-name="T76">).</text:span></text:p>
      <text:list xml:id="list3802662161" text:style-name="L16">
        <text:list-item>
          <text:p text:style-name="P124">Elfové: Beleron, Astra, Raia.</text:p>
        </text:list-item>
        <text:list-item>
          <text:p text:style-name="P125"><text:span text:style-name="T76">Trpaslíci: Beleron, Nirvi, </text:span><text:span text:style-name="T77">Mira</text:span><text:span text:style-name="T76">.</text:span></text:p>
        </text:list-item>
      </text:list>
      <text:p text:style-name="P59"><text:span text:style-name="T76">Chaos: </text:span><text:span text:style-name="T94">Varhar</text:span><text:span text:style-name="T84"> (válka,</text:span><text:span text:style-name="T85"> síla, </text:span><text:span text:style-name="T86">oheň, bouře a destrukce</text:span><text:span text:style-name="T84">), Nhara (zlá mysl), </text:span><text:span text:style-name="T76">Orokva (smrt, nekromancie, chlad a temnota), </text:span><text:span text:style-name="T87">Degron (nemoci, jedy, rozklad, zkaženost), </text:span><text:span text:style-name="T82">Gratva (cizí světy).</text:span></text:p>
      <text:list xml:id="list2217115868" text:style-name="L17">
        <text:list-item>
          <text:p text:style-name="P126"><text:span text:style-name="T76">Goblini: Nhara </text:span><text:span text:style-name="T81">(duševní magie)</text:span><text:span text:style-name="T76">, </text:span><text:span text:style-name="T83">Degron</text:span><text:span text:style-name="T81"> (jedy a nemoci)</text:span><text:span text:style-name="T83">, Orokva </text:span><text:span text:style-name="T81">(nekromancie)</text:span></text:p>
        </text:list-item>
        <text:list-item>
          <text:p text:style-name="P127"><text:span text:style-name="T76">Orkové: Nergal </text:span><text:span text:style-name="T81">(válka, oheň, blesky)</text:span><text:span text:style-name="T76">, </text:span><text:span text:style-name="T82">Gratva </text:span><text:span text:style-name="T81">(cizí světy)</text:span><text:span text:style-name="T82">, </text:span><text:span text:style-name="T83">Orokva </text:span><text:span text:style-name="T81">(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text:soft-page-break/>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oft-page-break/><text:span text:style-name="Strong_20_Emphasis"><text:span text:style-name="T120">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text:soft-pag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text:soft-page-break/>provést kdokoliv, kdo si je zrovna potřeboval naklonit. Šamani navíc v jejich jménu prováděli krvavé magické rituály.<text:line-break/><text:line-break/><text:span text:style-name="Emphasis">Panteon</text:span></text:p>
      <text:p text:style-name="P29"><text:span text:style-name="Emphasis"><text:span text:style-name="T104">TODO: pokud bych snižoval počet bohů (na 5), tak sloučit Nergala a Varhara a nejspíš Survu a Orokvu </text:span></text:span><text:span text:style-name="Emphasis"><text:span text:style-name="T107">(měla by hůl s kostrou netopýra)</text:span></text:span><text:span text:style-name="Emphasis"><text:span text:style-name="T104">.</text:span></text:span><text:span text:style-name="Emphasis"><text:span text:style-name="T105"><text:line-break/>- otázka by byla, co s </text:span></text:span><text:span text:style-name="Emphasis"><text:span text:style-name="T106">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oft-pag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72" text:outline-level="3"><text:bookmark-start text:name="__RefHeading___Toc8261_3223281266"/>Starý severský panteon<text:bookmark-end text:name="__RefHeading___Toc8261_3223281266"/></text:h>
      <text:p text:style-name="P12"><text:span text:style-name="T74">Uctívání:</text:span> <text:span text:style-name="T112">Seveřani slaví dva velké svátky v době jarní a podzimní rovnodennosti. Oslavuje se vždy konec vlády Árduna nebo Frígy a začátek vlády toho druhého. Tyto obřady vede vždy kmenový stařešina.</text:span></text:p>
      <text:p text:style-name="P14">Á<text:span text:style-name="T95">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text:soft-page-break/>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16">Starý </text:span>Jižan<text:span text:style-name="T116">ský panteon</text:span><text:bookmark-end text:name="__RefHeading___Toc8263_3223281266"/></text:h>
      <text:p text:style-name="P11"><text:span text:style-name="T74">Uctívání:</text:span> Tance, bubny, společné rituály <text:span text:style-name="T111">pod širým nebem</text:span>.<text:line-break/><text:tab/>„<text:span text:style-name="T110">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0">(</text:span><text:span text:style-name="T101">tajné učení a magická moc, </text:span><text:span text:style-name="T103">tradice a rituály, vládce světa duchů</text:span><text:span text:style-name="T100">)</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08">Ša</text:span>laka<text:span text:style-name="T96"> </text:span><text:span text:style-name="T99">(plodnost a svůdnost)</text:span></text:p>
      <text:p text:style-name="P3"><text:span text:style-name="T44"><text:tab/>Atributy:</text:span><text:span text:style-name="T46"> </text:span><text:span text:style-name="T49">Sedm dlouhých copů</text:span></text:p>
      <text:p text:style-name="P10"><text:span text:style-name="T109">Gahunda</text:span><text:span text:style-name="T96"> </text:span><text:span text:style-name="T98">(moudrost stařešinů)</text:span></text:p>
      <text:p text:style-name="P4"><text:span text:style-name="T44"><text:tab/>Atributy:</text:span><text:span text:style-name="T46"> </text:span><text:span text:style-name="T50">Shrbená stařena</text:span></text:p>
      <text:p text:style-name="P9">Tongaba<text:span text:style-name="T96"> </text:span><text:span text:style-name="T97">(</text:span><text:span text:style-name="T102">válečník</text:span><text:span text:style-name="T97">)</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text:soft-page-break/>Nová víra<text:bookmark-end text:name="__RefHeading___Toc1638_3317394773"/></text:h>
      <text:p text:style-name="Text_20_body">/*</text:p>
      <text:p text:style-name="P52">Z víry ve stvořitele asi udělám tajnou sektu.</text:p>
      <text:p text:style-name="P52">Mohlo by se tomu říkat Adeismus (popírají božskost bohů).</text:p>
      <text:p text:style-name="P53">- Only the Creator is the source of divinity.</text:p>
      <text:p text:style-name="Text_20_body">*/</text:p>
      <text:h text:style-name="P73"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74"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75"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74" text:outline-level="4"><text:bookmark-start text:name="__RefHeading___Toc8271_3223281266"/><text:span text:style-name="T24">P</text:span><text:span text:style-name="T1">oznámky k frázím a pořekadlům</text:span><text:bookmark-end text:name="__RefHeading___Toc8271_3223281266"/></text:h>
      <text:list xml:id="list3429170784" text:style-name="L18">
        <text:list-item>
          <text:p text:style-name="P128"><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29">V pekle žijeme a pokud nedosáhneme spásy, po smrti se do něj zase vrátíme.</text:p>
        </text:list-item>
      </text:list>
      <text:h text:style-name="P74" text:outline-level="4"><text:bookmark-start text:name="__RefHeading___Toc8273_3223281266"/><text:soft-page-break/>Jak se má chovat dobrý věřící<text:bookmark-end text:name="__RefHeading___Toc8273_3223281266"/></text:h>
      <text:list xml:id="list161207994505922" text:continue-numbering="true" text:style-name="L18">
        <text:list-item>
          <text:p text:style-name="P130"><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30"><text:span text:style-name="T33">Proklínat jejich jméno je možné, i toho se je však lepší vyvarovat – každá černá myšlenka tě </text:span><text:span text:style-name="T34">odvádí od cíle</text:span><text:span text:style-name="T33">.</text:span></text:p>
        </text:list-item>
        <text:list-item>
          <text:p text:style-name="P131"><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32"><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33"><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34"><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35"><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36"><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117">D</text:span>oktrín<text:span text:style-name="T117">y Nové víry</text:span><text:bookmark-end text:name="__RefHeading___Toc8147_3223281266"/></text:h>
      <text:p text:style-name="P23">Mystická škola</text:p>
      <text:list xml:id="list3161844851" text:style-name="L19">
        <text:list-item>
          <text:p text:style-name="P137">Mystici tvrdí, že dosáhnout gnóze, tedy splynutí s myslí Stvořitele, lze dosáhnout pouze skrze meditaci, odříkání a okolní prožitky.</text:p>
        </text:list-item>
      </text:list>
      <text:p text:style-name="P23">Filosofická škola</text:p>
      <text:list xml:id="list1665312567" text:style-name="L20">
        <text:list-item>
          <text:p text:style-name="P138">Filosofové tvrdí, že <text:span text:style-name="T115">Stvořitele lze poznat zkoumáním</text:span> <text:span text:style-name="T113">druhutného světa, protože v něm se skrývají střípky toho prvního, dokonalého.</text:span></text:p>
          <text:list>
            <text:list-item>
              <text:p text:style-name="P139"><text:span text:style-name="T114">Věří, že všechny věci, jakkoliv pokřivené, prostupuje </text:span>Stvořitel<text:span text:style-name="T114">ův</text:span> plán <text:span text:style-name="T114">(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7T16:11:59.301000000</dc:date>
    <meta:print-date>2113-01-01T00:00:00</meta:print-date>
    <meta:editing-cycles>10216</meta:editing-cycles>
    <meta:editing-duration>P31DT8H55M50S</meta:editing-duration>
    <meta:generator>LibreOffice/5.3.2.2$Windows_X86_64 LibreOffice_project/6cd4f1ef626f15116896b1d8e1398b56da0d0ee1</meta:generator>
    <meta:document-statistic meta:table-count="0" meta:image-count="26" meta:object-count="0" meta:page-count="26" meta:paragraph-count="220" meta:word-count="3963" meta:character-count="24580" meta:non-whitespace-character-count="20815"/>
  </office:meta>
</office:document-meta>
</file>